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316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3.314cm"/>
    </style:style>
    <style:style style:name="co13" style:family="table-column">
      <style:table-column-properties fo:break-before="auto" style:column-width="3.7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/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47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4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15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Foglio1.$U3]" style:apply-style-name="Accent" style:base-cell-address="Foglio1.C3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&lt;=[$Foglio1.$U3]" style:apply-style-name="Accent" style:base-cell-address="Foglio1.C3"/>
    </style:style>
    <style:style style:name="ce57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56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61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62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map style:condition="cell-content()&lt;=[$Foglio1.$U3]" style:apply-style-name="Accent" style:base-cell-address="Foglio1.C3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map style:condition="cell-content()&lt;=[$Foglio1.$U3]" style:apply-style-name="Accent" style:base-cell-address="Foglio1.C3"/>
    </style:style>
    <style:style style:name="ce22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5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26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27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28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map style:condition="cell-content()&lt;=[$Foglio1.$U3]" style:apply-style-name="Accent" style:base-cell-address="Foglio1.C3"/>
    </style:style>
    <style:style style:name="ce29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map style:condition="cell-content()&lt;=[$Foglio1.$U3]" style:apply-style-name="Accent" style:base-cell-address="Foglio1.C3"/>
    </style:style>
    <style:style style:name="ce30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map style:condition="cell-content()&lt;=[$Foglio1.$U3]" style:apply-style-name="Accent" style:base-cell-address="Foglio1.C3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&lt;=[$Foglio1.$U3]" style:apply-style-name="Accent" style:base-cell-address="Foglio1.C3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cm"/>
      <style:map style:condition="cell-content()&lt;=[$Foglio1.$U3]" style:apply-style-name="Accent" style:base-cell-address="Foglio1.C3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cell-content()&lt;=[$Foglio1.$U3]" style:apply-style-name="Accent" style:base-cell-address="Foglio1.C3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cell-content()&lt;=[$Foglio1.$U3]" style:apply-style-name="Accent" style:base-cell-address="Foglio1.C3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Foglio1.$U3]" style:apply-style-name="Accent" style:base-cell-address="Foglio1.C3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9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0" style:family="table-cell" style:parent-style-name="Default">
      <style:table-cell-properties fo:border-bottom="none" fo:border-left="0.06pt solid #000000" fo:border-right="none" fo:border-top="none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2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 style:data-style-name="N4"/>
    <style:style style:name="ce8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93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4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</style:style>
    <style:style style:name="ce95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96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16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7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8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9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20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121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fo:border-left="none" fo:border-right="none" fo:border-top="0.06pt solid #000000"/>
    </style:style>
    <style:style style:name="ce104" style:family="table-cell" style:parent-style-name="Default" style:data-style-name="N4">
      <style:table-cell-properties fo:border-bottom="none" fo:border-left="none" fo:border-right="none" fo:border-top="0.06pt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1" table:default-cell-style-name="ce16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6"/>
        <table:table-column table:style-name="co2" table:default-cell-style-name="ce5"/>
        <table:table-column table:style-name="co4" table:number-columns-repeated="3" table:default-cell-style-name="ce5"/>
        <table:table-column table:style-name="co6" table:default-cell-style-name="ce6"/>
        <table:table-column table:style-name="co7" table:default-cell-style-name="ce24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" table:number-columns-repeated="2" table:default-cell-style-name="ce32"/>
        <table:table-column table:style-name="co1" table:default-cell-style-name="ce5"/>
        <table:table-column table:style-name="co1" table:default-cell-style-name="ce40"/>
        <table:table-column table:style-name="co1" table:number-columns-repeated="43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Class</text:p>
          </table:table-cell>
          <table:covered-table-cell/>
          <table:table-cell table:style-name="ce2" office:value-type="string" calcext:value-type="string" table:number-columns-spanned="5" table:number-rows-spanned="1">
            <text:p>Group by Hash</text:p>
          </table:table-cell>
          <table:covered-table-cell table:number-columns-repeated="4"/>
          <table:table-cell table:style-name="ce2" office:value-type="string" calcext:value-type="string" table:number-columns-spanned="5" table:number-rows-spanned="1">
            <text:p>Single Placement</text:p>
          </table:table-cell>
          <table:covered-table-cell table:number-columns-repeated="4"/>
          <table:table-cell table:style-name="ce23" office:value-type="string" calcext:value-type="string">
            <text:p>BRKGA-VD</text:p>
          </table:table-cell>
          <table:table-cell table:style-name="ce31" table:number-columns-repeated="6"/>
          <table:table-cell/>
          <table:table-cell table:style-name="ce23" office:value-type="string" calcext:value-type="string">
            <text:p>MIN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Instance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k=1</text:p>
          </table:table-cell>
          <table:table-cell office:value-type="string" calcext:value-type="string">
            <text:p>k=5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k=20</text:p>
          </table:table-cell>
          <table:table-cell office:value-type="string" calcext:value-type="string">
            <text:p>k=50</text:p>
          </table:table-cell>
          <table:table-cell office:value-type="string" calcext:value-type="string">
            <text:p>k=1</text:p>
          </table:table-cell>
          <table:table-cell office:value-type="string" calcext:value-type="string">
            <text:p>k=5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k=20</text:p>
          </table:table-cell>
          <table:table-cell office:value-type="string" calcext:value-type="string">
            <text:p>k=50</text:p>
          </table:table-cell>
          <table:table-cell table:number-columns-repeated="8"/>
          <table:table-cell table:style-name="ce24"/>
          <table:table-cell table:number-columns-repeated="4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45" office:value-type="float" office:value="187.7" calcext:value-type="float">
            <text:p>187.70</text:p>
          </table:table-cell>
          <table:table-cell table:style-name="ce45" office:value-type="float" office:value="88.8" calcext:value-type="float">
            <text:p>88.80</text:p>
          </table:table-cell>
          <table:table-cell table:style-name="ce45" office:value-type="float" office:value="157" calcext:value-type="float">
            <text:p>157.00</text:p>
          </table:table-cell>
          <table:table-cell table:style-name="ce45" office:value-type="float" office:value="319.8" calcext:value-type="float">
            <text:p>319.80</text:p>
          </table:table-cell>
          <table:table-cell table:style-name="ce57" office:value-type="float" office:value="845.9" calcext:value-type="float">
            <text:p>845.90</text:p>
          </table:table-cell>
          <table:table-cell table:style-name="ce45" office:value-type="float" office:value="89.9" calcext:value-type="float">
            <text:p>89.90</text:p>
          </table:table-cell>
          <table:table-cell table:style-name="ce45" office:value-type="float" office:value="109.6" calcext:value-type="float">
            <text:p>109.60</text:p>
          </table:table-cell>
          <table:table-cell table:style-name="ce45" office:value-type="float" office:value="199.1" calcext:value-type="float">
            <text:p>199.10</text:p>
          </table:table-cell>
          <table:table-cell table:style-name="ce45" office:value-type="float" office:value="396.3" calcext:value-type="float">
            <text:p>396.30</text:p>
          </table:table-cell>
          <table:table-cell table:style-name="ce57" office:value-type="float" office:value="987.4" calcext:value-type="float">
            <text:p>987.40</text:p>
          </table:table-cell>
          <table:table-cell table:style-name="ce25" table:formula="of:=[$BRKGA.A2]*[$BRKGA.$B$2]" office:value-type="float" office:value="1293.25014180374" calcext:value-type="float">
            <text:p>1,293.25</text:p>
          </table:table-cell>
          <table:table-cell table:style-name="ce33" table:number-columns-repeated="7"/>
          <table:table-cell table:style-name="ce38" table:formula="of:=MIN([.C3:.T3])" office:value-type="float" office:value="88.8" calcext:value-type="float">
            <text:p>88.8</text:p>
          </table:table-cell>
          <table:table-cell table:style-name="ce41" table:number-columns-repeated="43"/>
        </table:table-row>
        <table:table-row table:style-name="ro1">
          <table:table-cell table:style-name="ce5"/>
          <table:table-cell table:style-name="ce6" office:value-type="float" office:value="100" calcext:value-type="float">
            <text:p>100</text:p>
          </table:table-cell>
          <table:table-cell table:style-name="ce47" office:value-type="float" office:value="143.6" calcext:value-type="float">
            <text:p>143.60</text:p>
          </table:table-cell>
          <table:table-cell table:style-name="ce47" office:value-type="float" office:value="456.2" calcext:value-type="float">
            <text:p>456.20</text:p>
          </table:table-cell>
          <table:table-cell table:style-name="ce47" office:value-type="float" office:value="862.3" calcext:value-type="float">
            <text:p>862.30</text:p>
          </table:table-cell>
          <table:table-cell table:style-name="ce47" office:value-type="float" office:value="1547.3" calcext:value-type="float">
            <text:p>1,547.30</text:p>
          </table:table-cell>
          <table:table-cell table:style-name="ce56" office:value-type="float" office:value="3826.9" calcext:value-type="float">
            <text:p>3,826.90</text:p>
          </table:table-cell>
          <table:table-cell table:style-name="ce47" office:value-type="float" office:value="174.8" calcext:value-type="float">
            <text:p>174.80</text:p>
          </table:table-cell>
          <table:table-cell table:style-name="ce47" office:value-type="float" office:value="635.2" calcext:value-type="float">
            <text:p>635.20</text:p>
          </table:table-cell>
          <table:table-cell table:style-name="ce47" office:value-type="float" office:value="1242.2" calcext:value-type="float">
            <text:p>1,242.20</text:p>
          </table:table-cell>
          <table:table-cell table:style-name="ce47" office:value-type="float" office:value="2409" calcext:value-type="float">
            <text:p>2,409.00</text:p>
          </table:table-cell>
          <table:table-cell table:style-name="ce56" office:value-type="float" office:value="5867.4" calcext:value-type="float">
            <text:p>5,867.40</text:p>
          </table:table-cell>
          <table:table-cell table:style-name="ce26" table:formula="of:=[$BRKGA.A3]*[$BRKGA.$B$2]" office:value-type="float" office:value="7005.10493477028" calcext:value-type="float">
            <text:p>7,005.10</text:p>
          </table:table-cell>
          <table:table-cell table:style-name="ce34" table:number-columns-repeated="6"/>
          <table:table-cell table:style-name="ce13"/>
          <table:table-cell table:style-name="ce24" table:formula="of:=MIN([.C4:.T4])" office:value-type="float" office:value="143.6" calcext:value-type="float">
            <text:p>143.6</text:p>
          </table:table-cell>
          <table:table-cell table:number-columns-repeated="43"/>
        </table:table-row>
        <table:table-row table:style-name="ro1">
          <table:table-cell table:style-name="ce5"/>
          <table:table-cell table:style-name="ce6" office:value-type="float" office:value="150" calcext:value-type="float">
            <text:p>150</text:p>
          </table:table-cell>
          <table:table-cell table:style-name="ce47" office:value-type="float" office:value="354.6" calcext:value-type="float">
            <text:p>354.60</text:p>
          </table:table-cell>
          <table:table-cell table:style-name="ce47" office:value-type="float" office:value="1292.9" calcext:value-type="float">
            <text:p>1,292.90</text:p>
          </table:table-cell>
          <table:table-cell table:style-name="ce47" office:value-type="float" office:value="2661.7" calcext:value-type="float">
            <text:p>2,661.70</text:p>
          </table:table-cell>
          <table:table-cell table:style-name="ce47" office:value-type="float" office:value="4890" calcext:value-type="float">
            <text:p>4,890.00</text:p>
          </table:table-cell>
          <table:table-cell table:style-name="ce56" office:value-type="float" office:value="12388.4" calcext:value-type="float">
            <text:p>12,388.40</text:p>
          </table:table-cell>
          <table:table-cell table:style-name="ce47" office:value-type="float" office:value="491.5" calcext:value-type="float">
            <text:p>491.50</text:p>
          </table:table-cell>
          <table:table-cell table:style-name="ce47" office:value-type="float" office:value="1924.6" calcext:value-type="float">
            <text:p>1,924.60</text:p>
          </table:table-cell>
          <table:table-cell table:style-name="ce47" office:value-type="float" office:value="3897.7" calcext:value-type="float">
            <text:p>3,897.70</text:p>
          </table:table-cell>
          <table:table-cell table:style-name="ce47" office:value-type="float" office:value="7679" calcext:value-type="float">
            <text:p>7,679.00</text:p>
          </table:table-cell>
          <table:table-cell table:style-name="ce56" office:value-type="float" office:value="19164.6" calcext:value-type="float">
            <text:p>19,164.60</text:p>
          </table:table-cell>
          <table:table-cell table:style-name="ce26" table:formula="of:=[$BRKGA.A4]*[$BRKGA.$B$2]" office:value-type="float" office:value="17674.4186046512" calcext:value-type="float">
            <text:p>17,674.42</text:p>
          </table:table-cell>
          <table:table-cell table:style-name="ce34" table:number-columns-repeated="6"/>
          <table:table-cell table:style-name="ce13"/>
          <table:table-cell table:style-name="ce24" table:formula="of:=MIN([.C5:.T5])" office:value-type="float" office:value="354.6" calcext:value-type="float">
            <text:p>354.6</text:p>
          </table:table-cell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48" office:value-type="float" office:value="719.1" calcext:value-type="float">
            <text:p>719.10</text:p>
          </table:table-cell>
          <table:table-cell table:style-name="ce48" office:value-type="float" office:value="2911.1" calcext:value-type="float">
            <text:p>2,911.10</text:p>
          </table:table-cell>
          <table:table-cell table:style-name="ce48" office:value-type="float" office:value="5562" calcext:value-type="float">
            <text:p>5,562.00</text:p>
          </table:table-cell>
          <table:table-cell table:style-name="ce48" office:value-type="float" office:value="10766.3" calcext:value-type="float">
            <text:p>10,766.30</text:p>
          </table:table-cell>
          <table:table-cell table:style-name="ce61" office:value-type="float" office:value="27948.9" calcext:value-type="float">
            <text:p>27,948.90</text:p>
          </table:table-cell>
          <table:table-cell table:style-name="ce48" office:value-type="float" office:value="1100" calcext:value-type="float">
            <text:p>1,100.00</text:p>
          </table:table-cell>
          <table:table-cell table:style-name="ce48" office:value-type="float" office:value="4742.8" calcext:value-type="float">
            <text:p>4,742.80</text:p>
          </table:table-cell>
          <table:table-cell table:style-name="ce48" office:value-type="float" office:value="9062.3" calcext:value-type="float">
            <text:p>9,062.30</text:p>
          </table:table-cell>
          <table:table-cell table:style-name="ce48" office:value-type="float" office:value="18727.1" calcext:value-type="float">
            <text:p>18,727.10</text:p>
          </table:table-cell>
          <table:table-cell table:style-name="ce61" office:value-type="float" office:value="46401.4" calcext:value-type="float">
            <text:p>46,401.40</text:p>
          </table:table-cell>
          <table:table-cell table:style-name="ce27" table:formula="of:=[$BRKGA.A5]*[$BRKGA.$B$2]" office:value-type="float" office:value="34702.2121384005" calcext:value-type="float">
            <text:p>34,702.21</text:p>
          </table:table-cell>
          <table:table-cell table:style-name="ce34" table:number-columns-repeated="6"/>
          <table:table-cell table:style-name="ce13"/>
          <table:table-cell table:style-name="ce24" table:formula="of:=MIN([.C6:.T6])" office:value-type="float" office:value="719.1" calcext:value-type="float">
            <text:p>719.1</text:p>
          </table:table-cell>
          <table:table-cell table:style-name="ce42" table:number-columns-repeated="4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45" office:value-type="float" office:value="25" calcext:value-type="float">
            <text:p>25.00</text:p>
          </table:table-cell>
          <table:table-cell table:style-name="ce45" office:value-type="float" office:value="71.4" calcext:value-type="float">
            <text:p>71.40</text:p>
          </table:table-cell>
          <table:table-cell table:style-name="ce45" office:value-type="float" office:value="130.5" calcext:value-type="float">
            <text:p>130.50</text:p>
          </table:table-cell>
          <table:table-cell table:style-name="ce45" office:value-type="float" office:value="226.9" calcext:value-type="float">
            <text:p>226.90</text:p>
          </table:table-cell>
          <table:table-cell table:style-name="ce57" office:value-type="float" office:value="602.4" calcext:value-type="float">
            <text:p>602.40</text:p>
          </table:table-cell>
          <table:table-cell table:style-name="ce45" office:value-type="float" office:value="36.1" calcext:value-type="float">
            <text:p>36.10</text:p>
          </table:table-cell>
          <table:table-cell table:style-name="ce45" office:value-type="float" office:value="126.2" calcext:value-type="float">
            <text:p>126.20</text:p>
          </table:table-cell>
          <table:table-cell table:style-name="ce45" office:value-type="float" office:value="245.1" calcext:value-type="float">
            <text:p>245.10</text:p>
          </table:table-cell>
          <table:table-cell table:style-name="ce45" office:value-type="float" office:value="524.4" calcext:value-type="float">
            <text:p>524.40</text:p>
          </table:table-cell>
          <table:table-cell table:style-name="ce57" office:value-type="float" office:value="1225.9" calcext:value-type="float">
            <text:p>1,225.90</text:p>
          </table:table-cell>
          <table:table-cell table:style-name="ce25" table:formula="of:=[$BRKGA.A6]*[$BRKGA.$B$2]" office:value-type="float" office:value="1293.25014180374" calcext:value-type="float">
            <text:p>1,293.25</text:p>
          </table:table-cell>
          <table:table-cell table:style-name="ce35"/>
          <table:table-cell table:style-name="ce33" table:number-columns-repeated="3"/>
          <table:table-cell table:style-name="ce35" table:number-columns-repeated="2"/>
          <table:table-cell table:style-name="ce33"/>
          <table:table-cell table:style-name="ce38" table:formula="of:=MIN([.C7:.T7])" office:value-type="float" office:value="25" calcext:value-type="float">
            <text:p>25</text:p>
          </table:table-cell>
          <table:table-cell table:style-name="ce41" table:number-columns-repeated="43"/>
        </table:table-row>
        <table:table-row table:style-name="ro1">
          <table:table-cell table:style-name="ce5"/>
          <table:table-cell table:style-name="ce6" office:value-type="float" office:value="100" calcext:value-type="float">
            <text:p>100</text:p>
          </table:table-cell>
          <table:table-cell table:style-name="ce47" office:value-type="float" office:value="107.3" calcext:value-type="float">
            <text:p>107.30</text:p>
          </table:table-cell>
          <table:table-cell table:style-name="ce47" office:value-type="float" office:value="346.2" calcext:value-type="float">
            <text:p>346.20</text:p>
          </table:table-cell>
          <table:table-cell table:style-name="ce47" office:value-type="float" office:value="630.4" calcext:value-type="float">
            <text:p>630.40</text:p>
          </table:table-cell>
          <table:table-cell table:style-name="ce47" office:value-type="float" office:value="1619.8" calcext:value-type="float">
            <text:p>1,619.80</text:p>
          </table:table-cell>
          <table:table-cell table:style-name="ce56" office:value-type="float" office:value="4233.9" calcext:value-type="float">
            <text:p>4,233.90</text:p>
          </table:table-cell>
          <table:table-cell table:style-name="ce47" office:value-type="float" office:value="195.8" calcext:value-type="float">
            <text:p>195.80</text:p>
          </table:table-cell>
          <table:table-cell table:style-name="ce47" office:value-type="float" office:value="891.3" calcext:value-type="float">
            <text:p>891.30</text:p>
          </table:table-cell>
          <table:table-cell table:style-name="ce47" office:value-type="float" office:value="1765.9" calcext:value-type="float">
            <text:p>1,765.90</text:p>
          </table:table-cell>
          <table:table-cell table:style-name="ce47" office:value-type="float" office:value="3614.8" calcext:value-type="float">
            <text:p>3,614.80</text:p>
          </table:table-cell>
          <table:table-cell table:style-name="ce56" office:value-type="float" office:value="8281.9" calcext:value-type="float">
            <text:p>8,281.90</text:p>
          </table:table-cell>
          <table:table-cell table:style-name="ce26" table:formula="of:=[$BRKGA.A7]*[$BRKGA.$B$2]" office:value-type="float" office:value="7112.87577992059" calcext:value-type="float">
            <text:p>7,112.88</text:p>
          </table:table-cell>
          <table:table-cell table:style-name="ce34" table:number-columns-repeated="6"/>
          <table:table-cell table:style-name="ce13"/>
          <table:table-cell table:style-name="ce24" table:formula="of:=MIN([.C8:.T8])" office:value-type="float" office:value="107.3" calcext:value-type="float">
            <text:p>107.3</text:p>
          </table:table-cell>
          <table:table-cell table:number-columns-repeated="43"/>
        </table:table-row>
        <table:table-row table:style-name="ro1">
          <table:table-cell table:style-name="ce5"/>
          <table:table-cell table:style-name="ce6" office:value-type="float" office:value="150" calcext:value-type="float">
            <text:p>150</text:p>
          </table:table-cell>
          <table:table-cell table:style-name="ce47" office:value-type="float" office:value="270.9" calcext:value-type="float">
            <text:p>270.90</text:p>
          </table:table-cell>
          <table:table-cell table:style-name="ce47" office:value-type="float" office:value="987.8" calcext:value-type="float">
            <text:p>987.80</text:p>
          </table:table-cell>
          <table:table-cell table:style-name="ce47" office:value-type="float" office:value="1887.9" calcext:value-type="float">
            <text:p>1,887.90</text:p>
          </table:table-cell>
          <table:table-cell table:style-name="ce47" office:value-type="float" office:value="3522" calcext:value-type="float">
            <text:p>3,522.00</text:p>
          </table:table-cell>
          <table:table-cell table:style-name="ce56" office:value-type="float" office:value="8465.3" calcext:value-type="float">
            <text:p>8,465.30</text:p>
          </table:table-cell>
          <table:table-cell table:style-name="ce47" office:value-type="float" office:value="598.8" calcext:value-type="float">
            <text:p>598.80</text:p>
          </table:table-cell>
          <table:table-cell table:style-name="ce47" office:value-type="float" office:value="2583.5" calcext:value-type="float">
            <text:p>2,583.50</text:p>
          </table:table-cell>
          <table:table-cell table:style-name="ce47" office:value-type="float" office:value="4995.3" calcext:value-type="float">
            <text:p>4,995.30</text:p>
          </table:table-cell>
          <table:table-cell table:style-name="ce47" office:value-type="float" office:value="10474.6" calcext:value-type="float">
            <text:p>10,474.60</text:p>
          </table:table-cell>
          <table:table-cell table:style-name="ce56" office:value-type="float" office:value="25427.4" calcext:value-type="float">
            <text:p>25,427.40</text:p>
          </table:table-cell>
          <table:table-cell table:style-name="ce26" table:formula="of:=[$BRKGA.A8]*[$BRKGA.$B$2]" office:value-type="float" office:value="17782.1894498015" calcext:value-type="float">
            <text:p>17,782.19</text:p>
          </table:table-cell>
          <table:table-cell table:style-name="ce36"/>
          <table:table-cell table:style-name="ce34" table:number-columns-repeated="5"/>
          <table:table-cell table:style-name="ce13"/>
          <table:table-cell table:style-name="ce24" table:formula="of:=MIN([.C9:.T9])" office:value-type="float" office:value="270.9" calcext:value-type="float">
            <text:p>270.9</text:p>
          </table:table-cell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48" office:value-type="float" office:value="540.1" calcext:value-type="float">
            <text:p>540.10</text:p>
          </table:table-cell>
          <table:table-cell table:style-name="ce48" office:value-type="float" office:value="1975.7" calcext:value-type="float">
            <text:p>1,975.70</text:p>
          </table:table-cell>
          <table:table-cell table:style-name="ce48" office:value-type="float" office:value="3984.5" calcext:value-type="float">
            <text:p>3,984.50</text:p>
          </table:table-cell>
          <table:table-cell table:style-name="ce48" office:value-type="float" office:value="7558.2" calcext:value-type="float">
            <text:p>7,558.20</text:p>
          </table:table-cell>
          <table:table-cell table:style-name="ce61" office:value-type="float" office:value="17923.3" calcext:value-type="float">
            <text:p>17,923.30</text:p>
          </table:table-cell>
          <table:table-cell table:style-name="ce48" office:value-type="float" office:value="1353.2" calcext:value-type="float">
            <text:p>1,353.20</text:p>
          </table:table-cell>
          <table:table-cell table:style-name="ce48" office:value-type="float" office:value="5882.4" calcext:value-type="float">
            <text:p>5,882.40</text:p>
          </table:table-cell>
          <table:table-cell table:style-name="ce48" office:value-type="float" office:value="12256.7" calcext:value-type="float">
            <text:p>12,256.70</text:p>
          </table:table-cell>
          <table:table-cell table:style-name="ce48" office:value-type="float" office:value="23925.6" calcext:value-type="float">
            <text:p>23,925.60</text:p>
          </table:table-cell>
          <table:table-cell table:style-name="ce61" office:value-type="float" office:value="56304.5" calcext:value-type="float">
            <text:p>56,304.50</text:p>
          </table:table-cell>
          <table:table-cell table:style-name="ce27" table:formula="of:=[$BRKGA.A9]*[$BRKGA.$B$2]" office:value-type="float" office:value="34486.6704480998" calcext:value-type="float">
            <text:p>34,486.67</text:p>
          </table:table-cell>
          <table:table-cell table:style-name="ce36"/>
          <table:table-cell table:style-name="ce34" table:number-columns-repeated="3"/>
          <table:table-cell table:style-name="ce36"/>
          <table:table-cell table:style-name="ce34"/>
          <table:table-cell table:style-name="ce13"/>
          <table:table-cell table:style-name="ce24" table:formula="of:=MIN([.C10:.T10])" office:value-type="float" office:value="540.1" calcext:value-type="float">
            <text:p>540.1</text:p>
          </table:table-cell>
          <table:table-cell table:style-name="ce42" table:number-columns-repeated="4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45" office:value-type="float" office:value="28.3" calcext:value-type="float">
            <text:p>28.30</text:p>
          </table:table-cell>
          <table:table-cell table:style-name="ce45" office:value-type="float" office:value="85.1" calcext:value-type="float">
            <text:p>85.10</text:p>
          </table:table-cell>
          <table:table-cell table:style-name="ce45" office:value-type="float" office:value="157.3" calcext:value-type="float">
            <text:p>157.30</text:p>
          </table:table-cell>
          <table:table-cell table:style-name="ce45" office:value-type="float" office:value="299" calcext:value-type="float">
            <text:p>299.00</text:p>
          </table:table-cell>
          <table:table-cell table:style-name="ce57" office:value-type="float" office:value="696.5" calcext:value-type="float">
            <text:p>696.50</text:p>
          </table:table-cell>
          <table:table-cell table:style-name="ce45" office:value-type="float" office:value="33" calcext:value-type="float">
            <text:p>33.00</text:p>
          </table:table-cell>
          <table:table-cell table:style-name="ce45" office:value-type="float" office:value="113" calcext:value-type="float">
            <text:p>113.00</text:p>
          </table:table-cell>
          <table:table-cell table:style-name="ce45" office:value-type="float" office:value="205.9" calcext:value-type="float">
            <text:p>205.90</text:p>
          </table:table-cell>
          <table:table-cell table:style-name="ce45" office:value-type="float" office:value="408.7" calcext:value-type="float">
            <text:p>408.70</text:p>
          </table:table-cell>
          <table:table-cell table:style-name="ce57" office:value-type="float" office:value="1018.6" calcext:value-type="float">
            <text:p>1,018.60</text:p>
          </table:table-cell>
          <table:table-cell table:style-name="ce25" table:formula="of:=[$BRKGA.A10]*[$BRKGA.$B$2]" office:value-type="float" office:value="1293.25014180374" calcext:value-type="float">
            <text:p>1,293.25</text:p>
          </table:table-cell>
          <table:table-cell table:style-name="ce33" table:number-columns-repeated="6"/>
          <table:table-cell table:style-name="ce10"/>
          <table:table-cell table:style-name="ce38" table:formula="of:=MIN([.C11:.T11])" office:value-type="float" office:value="28.3" calcext:value-type="float">
            <text:p>28.3</text:p>
          </table:table-cell>
          <table:table-cell table:style-name="ce41" table:number-columns-repeated="43"/>
        </table:table-row>
        <table:table-row table:style-name="ro1">
          <table:table-cell table:style-name="ce5"/>
          <table:table-cell table:style-name="ce6" office:value-type="float" office:value="100" calcext:value-type="float">
            <text:p>100</text:p>
          </table:table-cell>
          <table:table-cell table:style-name="ce47" office:value-type="float" office:value="121.5" calcext:value-type="float">
            <text:p>121.50</text:p>
          </table:table-cell>
          <table:table-cell table:style-name="ce47" office:value-type="float" office:value="493.9" calcext:value-type="float">
            <text:p>493.90</text:p>
          </table:table-cell>
          <table:table-cell table:style-name="ce47" office:value-type="float" office:value="934.2" calcext:value-type="float">
            <text:p>934.20</text:p>
          </table:table-cell>
          <table:table-cell table:style-name="ce47" office:value-type="float" office:value="1628" calcext:value-type="float">
            <text:p>1,628.00</text:p>
          </table:table-cell>
          <table:table-cell table:style-name="ce56" office:value-type="float" office:value="4405.3" calcext:value-type="float">
            <text:p>4,405.30</text:p>
          </table:table-cell>
          <table:table-cell table:style-name="ce47" office:value-type="float" office:value="164.6" calcext:value-type="float">
            <text:p>164.60</text:p>
          </table:table-cell>
          <table:table-cell table:style-name="ce47" office:value-type="float" office:value="629.7" calcext:value-type="float">
            <text:p>629.70</text:p>
          </table:table-cell>
          <table:table-cell table:style-name="ce47" office:value-type="float" office:value="1253.1" calcext:value-type="float">
            <text:p>1,253.10</text:p>
          </table:table-cell>
          <table:table-cell table:style-name="ce47" office:value-type="float" office:value="2402.9" calcext:value-type="float">
            <text:p>2,402.90</text:p>
          </table:table-cell>
          <table:table-cell table:style-name="ce56" office:value-type="float" office:value="6113" calcext:value-type="float">
            <text:p>6,113.00</text:p>
          </table:table-cell>
          <table:table-cell table:style-name="ce26" table:formula="of:=[$BRKGA.A11]*[$BRKGA.$B$2]" office:value-type="float" office:value="6897.33408961997" calcext:value-type="float">
            <text:p>6,897.33</text:p>
          </table:table-cell>
          <table:table-cell table:style-name="ce34" table:number-columns-repeated="6"/>
          <table:table-cell table:style-name="ce13"/>
          <table:table-cell table:style-name="ce24" table:formula="of:=MIN([.C12:.T12])" office:value-type="float" office:value="121.5" calcext:value-type="float">
            <text:p>121.5</text:p>
          </table:table-cell>
          <table:table-cell table:number-columns-repeated="43"/>
        </table:table-row>
        <table:table-row table:style-name="ro1">
          <table:table-cell table:style-name="ce5"/>
          <table:table-cell table:style-name="ce6" office:value-type="float" office:value="150" calcext:value-type="float">
            <text:p>150</text:p>
          </table:table-cell>
          <table:table-cell table:style-name="ce47" office:value-type="float" office:value="344.5" calcext:value-type="float">
            <text:p>344.50</text:p>
          </table:table-cell>
          <table:table-cell table:style-name="ce47" office:value-type="float" office:value="1295.7" calcext:value-type="float">
            <text:p>1,295.70</text:p>
          </table:table-cell>
          <table:table-cell table:style-name="ce47" office:value-type="float" office:value="2575.3" calcext:value-type="float">
            <text:p>2,575.30</text:p>
          </table:table-cell>
          <table:table-cell table:style-name="ce47" office:value-type="float" office:value="5000.1" calcext:value-type="float">
            <text:p>5,000.10</text:p>
          </table:table-cell>
          <table:table-cell table:style-name="ce56" office:value-type="float" office:value="12104.9" calcext:value-type="float">
            <text:p>12,104.90</text:p>
          </table:table-cell>
          <table:table-cell table:style-name="ce47" office:value-type="float" office:value="462.4" calcext:value-type="float">
            <text:p>462.40</text:p>
          </table:table-cell>
          <table:table-cell table:style-name="ce47" office:value-type="float" office:value="1986.2" calcext:value-type="float">
            <text:p>1,986.20</text:p>
          </table:table-cell>
          <table:table-cell table:style-name="ce47" office:value-type="float" office:value="3972.5" calcext:value-type="float">
            <text:p>3,972.50</text:p>
          </table:table-cell>
          <table:table-cell table:style-name="ce47" office:value-type="float" office:value="8524.7" calcext:value-type="float">
            <text:p>8,524.70</text:p>
          </table:table-cell>
          <table:table-cell table:style-name="ce56" office:value-type="float" office:value="20924.8" calcext:value-type="float">
            <text:p>20,924.80</text:p>
          </table:table-cell>
          <table:table-cell table:style-name="ce26" table:formula="of:=[$BRKGA.A12]*[$BRKGA.$B$2]" office:value-type="float" office:value="18428.8145207034" calcext:value-type="float">
            <text:p>18,428.81</text:p>
          </table:table-cell>
          <table:table-cell table:style-name="ce34" table:number-columns-repeated="6"/>
          <table:table-cell table:style-name="ce13"/>
          <table:table-cell table:style-name="ce24" table:formula="of:=MIN([.C13:.T13])" office:value-type="float" office:value="344.5" calcext:value-type="float">
            <text:p>344.5</text:p>
          </table:table-cell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48" office:value-type="float" office:value="703.1" calcext:value-type="float">
            <text:p>703.10</text:p>
          </table:table-cell>
          <table:table-cell table:style-name="ce48" office:value-type="float" office:value="2780.4" calcext:value-type="float">
            <text:p>2,780.40</text:p>
          </table:table-cell>
          <table:table-cell table:style-name="ce48" office:value-type="float" office:value="5431.6" calcext:value-type="float">
            <text:p>5,431.60</text:p>
          </table:table-cell>
          <table:table-cell table:style-name="ce48" office:value-type="float" office:value="10591.6" calcext:value-type="float">
            <text:p>10,591.60</text:p>
          </table:table-cell>
          <table:table-cell table:style-name="ce61" office:value-type="float" office:value="26086" calcext:value-type="float">
            <text:p>26,086.00</text:p>
          </table:table-cell>
          <table:table-cell table:style-name="ce48" office:value-type="float" office:value="1043" calcext:value-type="float">
            <text:p>1,043.00</text:p>
          </table:table-cell>
          <table:table-cell table:style-name="ce48" office:value-type="float" office:value="4388" calcext:value-type="float">
            <text:p>4,388.00</text:p>
          </table:table-cell>
          <table:table-cell table:style-name="ce48" office:value-type="float" office:value="8916.9" calcext:value-type="float">
            <text:p>8,916.90</text:p>
          </table:table-cell>
          <table:table-cell table:style-name="ce48" office:value-type="float" office:value="18420.1" calcext:value-type="float">
            <text:p>18,420.10</text:p>
          </table:table-cell>
          <table:table-cell table:style-name="ce61" office:value-type="float" office:value="43620.4" calcext:value-type="float">
            <text:p>43,620.40</text:p>
          </table:table-cell>
          <table:table-cell table:style-name="ce27" table:formula="of:=[$BRKGA.A13]*[$BRKGA.$B$2]" office:value-type="float" office:value="35672.1497447533" calcext:value-type="float">
            <text:p>35,672.15</text:p>
          </table:table-cell>
          <table:table-cell table:style-name="ce34" table:number-columns-repeated="6"/>
          <table:table-cell table:style-name="ce13"/>
          <table:table-cell table:style-name="ce24" table:formula="of:=MIN([.C14:.T14])" office:value-type="float" office:value="703.1" calcext:value-type="float">
            <text:p>703.1</text:p>
          </table:table-cell>
          <table:table-cell table:style-name="ce42" table:number-columns-repeated="4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45" office:value-type="float" office:value="45.3" calcext:value-type="float">
            <text:p>45.30</text:p>
          </table:table-cell>
          <table:table-cell table:style-name="ce45" office:value-type="float" office:value="130.4" calcext:value-type="float">
            <text:p>130.40</text:p>
          </table:table-cell>
          <table:table-cell table:style-name="ce45" office:value-type="float" office:value="259.2" calcext:value-type="float">
            <text:p>259.20</text:p>
          </table:table-cell>
          <table:table-cell table:style-name="ce45" office:value-type="float" office:value="512.9" calcext:value-type="float">
            <text:p>512.90</text:p>
          </table:table-cell>
          <table:table-cell table:style-name="ce57" office:value-type="float" office:value="1251" calcext:value-type="float">
            <text:p>1,251.00</text:p>
          </table:table-cell>
          <table:table-cell table:style-name="ce45" office:value-type="float" office:value="42" calcext:value-type="float">
            <text:p>42.00</text:p>
          </table:table-cell>
          <table:table-cell table:style-name="ce45" office:value-type="float" office:value="148.9" calcext:value-type="float">
            <text:p>148.90</text:p>
          </table:table-cell>
          <table:table-cell table:style-name="ce45" office:value-type="float" office:value="283.8" calcext:value-type="float">
            <text:p>283.80</text:p>
          </table:table-cell>
          <table:table-cell table:style-name="ce45" office:value-type="float" office:value="540.3" calcext:value-type="float">
            <text:p>540.30</text:p>
          </table:table-cell>
          <table:table-cell table:style-name="ce57" office:value-type="float" office:value="1375.8" calcext:value-type="float">
            <text:p>1,375.80</text:p>
          </table:table-cell>
          <table:table-cell table:style-name="ce25" table:formula="of:=[$BRKGA.A14]*[$BRKGA.$B$2]" office:value-type="float" office:value="1185.47929665343" calcext:value-type="float">
            <text:p>1,185.48</text:p>
          </table:table-cell>
          <table:table-cell table:style-name="ce35" table:number-columns-repeated="6"/>
          <table:table-cell table:style-name="ce33"/>
          <table:table-cell table:style-name="ce38" table:formula="of:=MIN([.C15:.T15])" office:value-type="float" office:value="42" calcext:value-type="float">
            <text:p>42</text:p>
          </table:table-cell>
          <table:table-cell table:style-name="ce41" table:number-columns-repeated="43"/>
        </table:table-row>
        <table:table-row table:style-name="ro1">
          <table:table-cell table:style-name="ce5"/>
          <table:table-cell table:style-name="ce6" office:value-type="float" office:value="100" calcext:value-type="float">
            <text:p>100</text:p>
          </table:table-cell>
          <table:table-cell table:style-name="ce47" office:value-type="float" office:value="221.8" calcext:value-type="float">
            <text:p>221.80</text:p>
          </table:table-cell>
          <table:table-cell table:style-name="ce47" office:value-type="float" office:value="838.1" calcext:value-type="float">
            <text:p>838.10</text:p>
          </table:table-cell>
          <table:table-cell table:style-name="ce47" office:value-type="float" office:value="1614.9" calcext:value-type="float">
            <text:p>1,614.90</text:p>
          </table:table-cell>
          <table:table-cell table:style-name="ce47" office:value-type="float" office:value="3013.8" calcext:value-type="float">
            <text:p>3,013.80</text:p>
          </table:table-cell>
          <table:table-cell table:style-name="ce56" office:value-type="float" office:value="7275.6" calcext:value-type="float">
            <text:p>7,275.60</text:p>
          </table:table-cell>
          <table:table-cell table:style-name="ce47" office:value-type="float" office:value="239.1" calcext:value-type="float">
            <text:p>239.10</text:p>
          </table:table-cell>
          <table:table-cell table:style-name="ce47" office:value-type="float" office:value="944.8" calcext:value-type="float">
            <text:p>944.80</text:p>
          </table:table-cell>
          <table:table-cell table:style-name="ce47" office:value-type="float" office:value="1780.5" calcext:value-type="float">
            <text:p>1,780.50</text:p>
          </table:table-cell>
          <table:table-cell table:style-name="ce47" office:value-type="float" office:value="3590.6" calcext:value-type="float">
            <text:p>3,590.60</text:p>
          </table:table-cell>
          <table:table-cell table:style-name="ce56" office:value-type="float" office:value="8909.2" calcext:value-type="float">
            <text:p>8,909.20</text:p>
          </table:table-cell>
          <table:table-cell table:style-name="ce26" table:formula="of:=[$BRKGA.A15]*[$BRKGA.$B$2]" office:value-type="float" office:value="6574.02155416903" calcext:value-type="float">
            <text:p>6,574.02</text:p>
          </table:table-cell>
          <table:table-cell table:style-name="ce34" table:number-columns-repeated="6"/>
          <table:table-cell table:style-name="ce13"/>
          <table:table-cell table:style-name="ce24" table:formula="of:=MIN([.C16:.T16])" office:value-type="float" office:value="221.8" calcext:value-type="float">
            <text:p>221.8</text:p>
          </table:table-cell>
          <table:table-cell table:number-columns-repeated="43"/>
        </table:table-row>
        <table:table-row table:style-name="ro1">
          <table:table-cell table:style-name="ce5"/>
          <table:table-cell table:style-name="ce6" office:value-type="float" office:value="150" calcext:value-type="float">
            <text:p>150</text:p>
          </table:table-cell>
          <table:table-cell table:style-name="ce47" office:value-type="float" office:value="563.7" calcext:value-type="float">
            <text:p>563.70</text:p>
          </table:table-cell>
          <table:table-cell table:style-name="ce47" office:value-type="float" office:value="2097.2" calcext:value-type="float">
            <text:p>2,097.20</text:p>
          </table:table-cell>
          <table:table-cell table:style-name="ce47" office:value-type="float" office:value="3998.9" calcext:value-type="float">
            <text:p>3,998.90</text:p>
          </table:table-cell>
          <table:table-cell table:style-name="ce47" office:value-type="float" office:value="7930.6" calcext:value-type="float">
            <text:p>7,930.60</text:p>
          </table:table-cell>
          <table:table-cell table:style-name="ce56" office:value-type="float" office:value="20240.1" calcext:value-type="float">
            <text:p>20,240.10</text:p>
          </table:table-cell>
          <table:table-cell table:style-name="ce47" office:value-type="float" office:value="643.4" calcext:value-type="float">
            <text:p>643.40</text:p>
          </table:table-cell>
          <table:table-cell table:style-name="ce47" office:value-type="float" office:value="2672.4" calcext:value-type="float">
            <text:p>2,672.40</text:p>
          </table:table-cell>
          <table:table-cell table:style-name="ce47" office:value-type="float" office:value="5140.8" calcext:value-type="float">
            <text:p>5,140.80</text:p>
          </table:table-cell>
          <table:table-cell table:style-name="ce47" office:value-type="float" office:value="10173.3" calcext:value-type="float">
            <text:p>10,173.30</text:p>
          </table:table-cell>
          <table:table-cell table:style-name="ce56" office:value-type="float" office:value="24616.7" calcext:value-type="float">
            <text:p>24,616.70</text:p>
          </table:table-cell>
          <table:table-cell table:style-name="ce26" table:formula="of:=[$BRKGA.A16]*[$BRKGA.$B$2]" office:value-type="float" office:value="17135.5643788996" calcext:value-type="float">
            <text:p>17,135.56</text:p>
          </table:table-cell>
          <table:table-cell table:style-name="ce36"/>
          <table:table-cell table:style-name="ce34"/>
          <table:table-cell table:style-name="ce36" table:number-columns-repeated="4"/>
          <table:table-cell table:style-name="ce13"/>
          <table:table-cell table:style-name="ce24" table:formula="of:=MIN([.C17:.T17])" office:value-type="float" office:value="563.7" calcext:value-type="float">
            <text:p>563.7</text:p>
          </table:table-cell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48" office:value-type="float" office:value="1160.9" calcext:value-type="float">
            <text:p>1,160.90</text:p>
          </table:table-cell>
          <table:table-cell table:style-name="ce48" office:value-type="float" office:value="4736.8" calcext:value-type="float">
            <text:p>4,736.80</text:p>
          </table:table-cell>
          <table:table-cell table:style-name="ce48" office:value-type="float" office:value="9053" calcext:value-type="float">
            <text:p>9,053.00</text:p>
          </table:table-cell>
          <table:table-cell table:style-name="ce48" office:value-type="float" office:value="17774" calcext:value-type="float">
            <text:p>17,774.00</text:p>
          </table:table-cell>
          <table:table-cell table:style-name="ce61" office:value-type="float" office:value="46633.3" calcext:value-type="float">
            <text:p>46,633.30</text:p>
          </table:table-cell>
          <table:table-cell table:style-name="ce48" office:value-type="float" office:value="1450.8" calcext:value-type="float">
            <text:p>1,450.80</text:p>
          </table:table-cell>
          <table:table-cell table:style-name="ce48" office:value-type="float" office:value="6138" calcext:value-type="float">
            <text:p>6,138.00</text:p>
          </table:table-cell>
          <table:table-cell table:style-name="ce48" office:value-type="float" office:value="11850.7" calcext:value-type="float">
            <text:p>11,850.70</text:p>
          </table:table-cell>
          <table:table-cell table:style-name="ce48" office:value-type="float" office:value="24485.5" calcext:value-type="float">
            <text:p>24,485.50</text:p>
          </table:table-cell>
          <table:table-cell table:style-name="ce61" office:value-type="float" office:value="59662.6" calcext:value-type="float">
            <text:p>59,662.60</text:p>
          </table:table-cell>
          <table:table-cell table:style-name="ce27" table:formula="of:=[$BRKGA.A17]*[$BRKGA.$B$2]" office:value-type="float" office:value="34271.1287577992" calcext:value-type="float">
            <text:p>34,271.13</text:p>
          </table:table-cell>
          <table:table-cell table:style-name="ce36"/>
          <table:table-cell table:style-name="ce37"/>
          <table:table-cell table:style-name="ce36"/>
          <table:table-cell table:style-name="ce34"/>
          <table:table-cell table:style-name="ce36" table:number-columns-repeated="2"/>
          <table:table-cell table:style-name="ce13"/>
          <table:table-cell table:style-name="ce24" table:formula="of:=MIN([.C18:.T18])" office:value-type="float" office:value="1160.9" calcext:value-type="float">
            <text:p>1160.9</text:p>
          </table:table-cell>
          <table:table-cell table:style-name="ce42" table:number-columns-repeated="4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50" calcext:value-type="float">
            <text:p>50</text:p>
          </table:table-cell>
          <table:table-cell table:style-name="ce45" office:value-type="float" office:value="24.3" calcext:value-type="float">
            <text:p>24.30</text:p>
          </table:table-cell>
          <table:table-cell table:style-name="ce45" office:value-type="float" office:value="77.1" calcext:value-type="float">
            <text:p>77.10</text:p>
          </table:table-cell>
          <table:table-cell table:style-name="ce45" office:value-type="float" office:value="158.6" calcext:value-type="float">
            <text:p>158.60</text:p>
          </table:table-cell>
          <table:table-cell table:style-name="ce45" office:value-type="float" office:value="292.3" calcext:value-type="float">
            <text:p>292.30</text:p>
          </table:table-cell>
          <table:table-cell table:style-name="ce57" office:value-type="float" office:value="745" calcext:value-type="float">
            <text:p>745.00</text:p>
          </table:table-cell>
          <table:table-cell table:style-name="ce45" office:value-type="float" office:value="43.5" calcext:value-type="float">
            <text:p>43.50</text:p>
          </table:table-cell>
          <table:table-cell table:style-name="ce45" office:value-type="float" office:value="162.3" calcext:value-type="float">
            <text:p>162.30</text:p>
          </table:table-cell>
          <table:table-cell table:style-name="ce45" office:value-type="float" office:value="330.5" calcext:value-type="float">
            <text:p>330.50</text:p>
          </table:table-cell>
          <table:table-cell table:style-name="ce45" office:value-type="float" office:value="676" calcext:value-type="float">
            <text:p>676.00</text:p>
          </table:table-cell>
          <table:table-cell table:style-name="ce57" office:value-type="float" office:value="1728" calcext:value-type="float">
            <text:p>1,728.00</text:p>
          </table:table-cell>
          <table:table-cell table:style-name="ce25" table:formula="of:=[$BRKGA.A18]*[$BRKGA.$B$2]" office:value-type="float" office:value="3233.12535450936" calcext:value-type="float">
            <text:p>3,233.13</text:p>
          </table:table-cell>
          <table:table-cell table:style-name="ce33"/>
          <table:table-cell table:style-name="ce35"/>
          <table:table-cell table:style-name="ce33" table:number-columns-repeated="5"/>
          <table:table-cell table:style-name="ce38" table:formula="of:=MIN([.C19:.T19])" office:value-type="float" office:value="24.3" calcext:value-type="float">
            <text:p>24.3</text:p>
          </table:table-cell>
          <table:table-cell table:style-name="ce41" table:number-columns-repeated="43"/>
        </table:table-row>
        <table:table-row table:style-name="ro1">
          <table:table-cell table:style-name="ce5"/>
          <table:table-cell table:style-name="ce6" office:value-type="float" office:value="100" calcext:value-type="float">
            <text:p>100</text:p>
          </table:table-cell>
          <table:table-cell table:style-name="ce47" office:value-type="float" office:value="71.6" calcext:value-type="float">
            <text:p>71.60</text:p>
          </table:table-cell>
          <table:table-cell table:style-name="ce47" office:value-type="float" office:value="244.7" calcext:value-type="float">
            <text:p>244.70</text:p>
          </table:table-cell>
          <table:table-cell table:style-name="ce47" office:value-type="float" office:value="465" calcext:value-type="float">
            <text:p>465.00</text:p>
          </table:table-cell>
          <table:table-cell table:style-name="ce47" office:value-type="float" office:value="915.8" calcext:value-type="float">
            <text:p>915.80</text:p>
          </table:table-cell>
          <table:table-cell table:style-name="ce56" office:value-type="float" office:value="2328" calcext:value-type="float">
            <text:p>2,328.00</text:p>
          </table:table-cell>
          <table:table-cell table:style-name="ce47" office:value-type="float" office:value="239.2" calcext:value-type="float">
            <text:p>239.20</text:p>
          </table:table-cell>
          <table:table-cell table:style-name="ce47" office:value-type="float" office:value="1030.8" calcext:value-type="float">
            <text:p>1,030.80</text:p>
          </table:table-cell>
          <table:table-cell table:style-name="ce47" office:value-type="float" office:value="1927" calcext:value-type="float">
            <text:p>1,927.00</text:p>
          </table:table-cell>
          <table:table-cell table:style-name="ce47" office:value-type="float" office:value="3860.8" calcext:value-type="float">
            <text:p>3,860.80</text:p>
          </table:table-cell>
          <table:table-cell table:style-name="ce56" office:value-type="float" office:value="9060.8" calcext:value-type="float">
            <text:p>9,060.80</text:p>
          </table:table-cell>
          <table:table-cell table:style-name="ce26" table:formula="of:=[$BRKGA.A19]*[$BRKGA.$B$2]" office:value-type="float" office:value="13040.2722631877" calcext:value-type="float">
            <text:p>13,040.27</text:p>
          </table:table-cell>
          <table:table-cell table:style-name="ce34"/>
          <table:table-cell table:style-name="ce36"/>
          <table:table-cell table:style-name="ce34" table:number-columns-repeated="4"/>
          <table:table-cell table:style-name="ce13"/>
          <table:table-cell table:style-name="ce24" table:formula="of:=MIN([.C20:.T20])" office:value-type="float" office:value="71.6" calcext:value-type="float">
            <text:p>71.6</text:p>
          </table:table-cell>
          <table:table-cell table:number-columns-repeated="43"/>
        </table:table-row>
        <table:table-row table:style-name="ro1">
          <table:table-cell table:style-name="ce5"/>
          <table:table-cell table:style-name="ce6" office:value-type="float" office:value="150" calcext:value-type="float">
            <text:p>150</text:p>
          </table:table-cell>
          <table:table-cell table:style-name="ce47" office:value-type="float" office:value="177.9" calcext:value-type="float">
            <text:p>177.90</text:p>
          </table:table-cell>
          <table:table-cell table:style-name="ce47" office:value-type="float" office:value="601" calcext:value-type="float">
            <text:p>601.00</text:p>
          </table:table-cell>
          <table:table-cell table:style-name="ce47" office:value-type="float" office:value="1173.3" calcext:value-type="float">
            <text:p>1,173.30</text:p>
          </table:table-cell>
          <table:table-cell table:style-name="ce47" office:value-type="float" office:value="2563.6" calcext:value-type="float">
            <text:p>2,563.60</text:p>
          </table:table-cell>
          <table:table-cell table:style-name="ce56" office:value-type="float" office:value="6163.4" calcext:value-type="float">
            <text:p>6,163.40</text:p>
          </table:table-cell>
          <table:table-cell table:style-name="ce47" office:value-type="float" office:value="714.7" calcext:value-type="float">
            <text:p>714.70</text:p>
          </table:table-cell>
          <table:table-cell table:style-name="ce47" office:value-type="float" office:value="2798.6" calcext:value-type="float">
            <text:p>2,798.60</text:p>
          </table:table-cell>
          <table:table-cell table:style-name="ce47" office:value-type="float" office:value="4849" calcext:value-type="float">
            <text:p>4,849.00</text:p>
          </table:table-cell>
          <table:table-cell table:style-name="ce47" office:value-type="float" office:value="10240.1" calcext:value-type="float">
            <text:p>10,240.10</text:p>
          </table:table-cell>
          <table:table-cell table:style-name="ce56" office:value-type="float" office:value="29322.2" calcext:value-type="float">
            <text:p>29,322.20</text:p>
          </table:table-cell>
          <table:table-cell table:style-name="ce26" table:formula="of:=[$BRKGA.A20]*[$BRKGA.$B$2]" office:value-type="float" office:value="29960.2949517867" calcext:value-type="float">
            <text:p>29,960.29</text:p>
          </table:table-cell>
          <table:table-cell table:style-name="ce34" table:number-columns-repeated="6"/>
          <table:table-cell table:style-name="ce13"/>
          <table:table-cell table:style-name="ce24" table:formula="of:=MIN([.C21:.T21])" office:value-type="float" office:value="177.9" calcext:value-type="float">
            <text:p>177.9</text:p>
          </table:table-cell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48" office:value-type="float" office:value="313.3" calcext:value-type="float">
            <text:p>313.30</text:p>
          </table:table-cell>
          <table:table-cell table:style-name="ce48" office:value-type="float" office:value="1198.9" calcext:value-type="float">
            <text:p>1,198.90</text:p>
          </table:table-cell>
          <table:table-cell table:style-name="ce48" office:value-type="float" office:value="2269.5" calcext:value-type="float">
            <text:p>2,269.50</text:p>
          </table:table-cell>
          <table:table-cell table:style-name="ce48" office:value-type="float" office:value="4398.3" calcext:value-type="float">
            <text:p>4,398.30</text:p>
          </table:table-cell>
          <table:table-cell table:style-name="ce61" office:value-type="float" office:value="10559.1" calcext:value-type="float">
            <text:p>10,559.10</text:p>
          </table:table-cell>
          <table:table-cell table:style-name="ce48" office:value-type="float" office:value="1291.6" calcext:value-type="float">
            <text:p>1,291.60</text:p>
          </table:table-cell>
          <table:table-cell table:style-name="ce48" office:value-type="float" office:value="6000.2" calcext:value-type="float">
            <text:p>6,000.20</text:p>
          </table:table-cell>
          <table:table-cell table:style-name="ce48" office:value-type="float" office:value="12681.1" calcext:value-type="float">
            <text:p>12,681.10</text:p>
          </table:table-cell>
          <table:table-cell table:style-name="ce48" office:value-type="float" office:value="24486.3" calcext:value-type="float">
            <text:p>24,486.30</text:p>
          </table:table-cell>
          <table:table-cell table:style-name="ce61" office:value-type="float" office:value="61232.8" calcext:value-type="float">
            <text:p>61,232.80</text:p>
          </table:table-cell>
          <table:table-cell table:style-name="ce27" table:formula="of:=[$BRKGA.A21]*[$BRKGA.$B$2]" office:value-type="float" office:value="57226.3187748157" calcext:value-type="float">
            <text:p>57,226.32</text:p>
          </table:table-cell>
          <table:table-cell table:style-name="ce36"/>
          <table:table-cell table:style-name="ce34" table:number-columns-repeated="3"/>
          <table:table-cell table:style-name="ce36"/>
          <table:table-cell table:style-name="ce34"/>
          <table:table-cell table:style-name="ce13"/>
          <table:table-cell table:style-name="ce24" table:formula="of:=MIN([.C22:.T22])" office:value-type="float" office:value="313.3" calcext:value-type="float">
            <text:p>313.3</text:p>
          </table:table-cell>
          <table:table-cell table:style-name="ce42" table:number-columns-repeated="4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45" office:value-type="float" office:value="21.8" calcext:value-type="float">
            <text:p>21.80</text:p>
          </table:table-cell>
          <table:table-cell table:style-name="ce45" office:value-type="float" office:value="69.4" calcext:value-type="float">
            <text:p>69.40</text:p>
          </table:table-cell>
          <table:table-cell table:style-name="ce45" office:value-type="float" office:value="125.1" calcext:value-type="float">
            <text:p>125.10</text:p>
          </table:table-cell>
          <table:table-cell table:style-name="ce45" office:value-type="float" office:value="236" calcext:value-type="float">
            <text:p>236.00</text:p>
          </table:table-cell>
          <table:table-cell table:style-name="ce57" office:value-type="float" office:value="568.1" calcext:value-type="float">
            <text:p>568.10</text:p>
          </table:table-cell>
          <table:table-cell table:style-name="ce45" office:value-type="float" office:value="27.1" calcext:value-type="float">
            <text:p>27.10</text:p>
          </table:table-cell>
          <table:table-cell table:style-name="ce45" office:value-type="float" office:value="94.5" calcext:value-type="float">
            <text:p>94.50</text:p>
          </table:table-cell>
          <table:table-cell table:style-name="ce45" office:value-type="float" office:value="178.3" calcext:value-type="float">
            <text:p>178.30</text:p>
          </table:table-cell>
          <table:table-cell table:style-name="ce45" office:value-type="float" office:value="356.2" calcext:value-type="float">
            <text:p>356.20</text:p>
          </table:table-cell>
          <table:table-cell table:style-name="ce57" office:value-type="float" office:value="800.1" calcext:value-type="float">
            <text:p>800.10</text:p>
          </table:table-cell>
          <table:table-cell table:style-name="ce25" table:formula="of:=[$BRKGA.A22]*[$BRKGA.$B$2]" office:value-type="float" office:value="969.937606352808" calcext:value-type="float">
            <text:p>969.94</text:p>
          </table:table-cell>
          <table:table-cell table:style-name="ce35"/>
          <table:table-cell table:style-name="ce33" table:number-columns-repeated="6"/>
          <table:table-cell table:style-name="ce38" table:formula="of:=MIN([.C23:.T23])" office:value-type="float" office:value="21.8" calcext:value-type="float">
            <text:p>21.8</text:p>
          </table:table-cell>
          <table:table-cell table:style-name="ce41" table:number-columns-repeated="43"/>
        </table:table-row>
        <table:table-row table:style-name="ro1">
          <table:table-cell table:style-name="ce5"/>
          <table:table-cell table:style-name="ce6" office:value-type="float" office:value="100" calcext:value-type="float">
            <text:p>100</text:p>
          </table:table-cell>
          <table:table-cell table:style-name="ce47" office:value-type="float" office:value="85.8" calcext:value-type="float">
            <text:p>85.80</text:p>
          </table:table-cell>
          <table:table-cell table:style-name="ce47" office:value-type="float" office:value="293.2" calcext:value-type="float">
            <text:p>293.20</text:p>
          </table:table-cell>
          <table:table-cell table:style-name="ce47" office:value-type="float" office:value="550.7" calcext:value-type="float">
            <text:p>550.70</text:p>
          </table:table-cell>
          <table:table-cell table:style-name="ce47" office:value-type="float" office:value="1127.7" calcext:value-type="float">
            <text:p>1,127.70</text:p>
          </table:table-cell>
          <table:table-cell table:style-name="ce56" office:value-type="float" office:value="2626.1" calcext:value-type="float">
            <text:p>2,626.10</text:p>
          </table:table-cell>
          <table:table-cell table:style-name="ce47" office:value-type="float" office:value="130.5" calcext:value-type="float">
            <text:p>130.50</text:p>
          </table:table-cell>
          <table:table-cell table:style-name="ce47" office:value-type="float" office:value="532.4" calcext:value-type="float">
            <text:p>532.40</text:p>
          </table:table-cell>
          <table:table-cell table:style-name="ce47" office:value-type="float" office:value="972.9" calcext:value-type="float">
            <text:p>972.90</text:p>
          </table:table-cell>
          <table:table-cell table:style-name="ce47" office:value-type="float" office:value="1887.1" calcext:value-type="float">
            <text:p>1,887.10</text:p>
          </table:table-cell>
          <table:table-cell table:style-name="ce56" office:value-type="float" office:value="4805.4" calcext:value-type="float">
            <text:p>4,805.40</text:p>
          </table:table-cell>
          <table:table-cell table:style-name="ce26" table:formula="of:=[$BRKGA.A23]*[$BRKGA.$B$2]" office:value-type="float" office:value="5065.22972206466" calcext:value-type="float">
            <text:p>5,065.23</text:p>
          </table:table-cell>
          <table:table-cell table:style-name="ce36"/>
          <table:table-cell table:style-name="ce34" table:number-columns-repeated="5"/>
          <table:table-cell table:style-name="ce13"/>
          <table:table-cell table:style-name="ce24" table:formula="of:=MIN([.C24:.T24])" office:value-type="float" office:value="85.8" calcext:value-type="float">
            <text:p>85.8</text:p>
          </table:table-cell>
          <table:table-cell table:number-columns-repeated="43"/>
        </table:table-row>
        <table:table-row table:style-name="ro1">
          <table:table-cell table:style-name="ce5"/>
          <table:table-cell table:style-name="ce6" office:value-type="float" office:value="150" calcext:value-type="float">
            <text:p>150</text:p>
          </table:table-cell>
          <table:table-cell table:style-name="ce47" office:value-type="float" office:value="213.3" calcext:value-type="float">
            <text:p>213.30</text:p>
          </table:table-cell>
          <table:table-cell table:style-name="ce47" office:value-type="float" office:value="770.1" calcext:value-type="float">
            <text:p>770.10</text:p>
          </table:table-cell>
          <table:table-cell table:style-name="ce47" office:value-type="float" office:value="1439.8" calcext:value-type="float">
            <text:p>1,439.80</text:p>
          </table:table-cell>
          <table:table-cell table:style-name="ce47" office:value-type="float" office:value="2914.6" calcext:value-type="float">
            <text:p>2,914.60</text:p>
          </table:table-cell>
          <table:table-cell table:style-name="ce56" office:value-type="float" office:value="7177.5" calcext:value-type="float">
            <text:p>7,177.50</text:p>
          </table:table-cell>
          <table:table-cell table:style-name="ce47" office:value-type="float" office:value="323.7" calcext:value-type="float">
            <text:p>323.70</text:p>
          </table:table-cell>
          <table:table-cell table:style-name="ce47" office:value-type="float" office:value="1381.1" calcext:value-type="float">
            <text:p>1,381.10</text:p>
          </table:table-cell>
          <table:table-cell table:style-name="ce47" office:value-type="float" office:value="2566.9" calcext:value-type="float">
            <text:p>2,566.90</text:p>
          </table:table-cell>
          <table:table-cell table:style-name="ce47" office:value-type="float" office:value="5009.1" calcext:value-type="float">
            <text:p>5,009.10</text:p>
          </table:table-cell>
          <table:table-cell table:style-name="ce56" office:value-type="float" office:value="11970.9" calcext:value-type="float">
            <text:p>11,970.90</text:p>
          </table:table-cell>
          <table:table-cell table:style-name="ce26" table:formula="of:=[$BRKGA.A24]*[$BRKGA.$B$2]" office:value-type="float" office:value="13686.8973340896" calcext:value-type="float">
            <text:p>13,686.90</text:p>
          </table:table-cell>
          <table:table-cell table:style-name="ce36"/>
          <table:table-cell table:style-name="ce34" table:number-columns-repeated="5"/>
          <table:table-cell table:style-name="ce13"/>
          <table:table-cell table:style-name="ce24" table:formula="of:=MIN([.C25:.T25])" office:value-type="float" office:value="213.3" calcext:value-type="float">
            <text:p>213.3</text:p>
          </table:table-cell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48" office:value-type="float" office:value="418.6" calcext:value-type="float">
            <text:p>418.60</text:p>
          </table:table-cell>
          <table:table-cell table:style-name="ce48" office:value-type="float" office:value="1495.9" calcext:value-type="float">
            <text:p>1,495.90</text:p>
          </table:table-cell>
          <table:table-cell table:style-name="ce48" office:value-type="float" office:value="2789.2" calcext:value-type="float">
            <text:p>2,789.20</text:p>
          </table:table-cell>
          <table:table-cell table:style-name="ce48" office:value-type="float" office:value="5750.7" calcext:value-type="float">
            <text:p>5,750.70</text:p>
          </table:table-cell>
          <table:table-cell table:style-name="ce61" office:value-type="float" office:value="13818.1" calcext:value-type="float">
            <text:p>13,818.10</text:p>
          </table:table-cell>
          <table:table-cell table:style-name="ce48" office:value-type="float" office:value="621.9" calcext:value-type="float">
            <text:p>621.90</text:p>
          </table:table-cell>
          <table:table-cell table:style-name="ce48" office:value-type="float" office:value="2519" calcext:value-type="float">
            <text:p>2,519.00</text:p>
          </table:table-cell>
          <table:table-cell table:style-name="ce48" office:value-type="float" office:value="4895.7" calcext:value-type="float">
            <text:p>4,895.70</text:p>
          </table:table-cell>
          <table:table-cell table:style-name="ce48" office:value-type="float" office:value="10259.6" calcext:value-type="float">
            <text:p>10,259.60</text:p>
          </table:table-cell>
          <table:table-cell table:style-name="ce61" office:value-type="float" office:value="24824.7" calcext:value-type="float">
            <text:p>24,824.70</text:p>
          </table:table-cell>
          <table:table-cell table:style-name="ce27" table:formula="of:=[$BRKGA.A25]*[$BRKGA.$B$2]" office:value-type="float" office:value="27697.1072036302" calcext:value-type="float">
            <text:p>27,697.11</text:p>
          </table:table-cell>
          <table:table-cell table:style-name="ce36"/>
          <table:table-cell table:style-name="ce34" table:number-columns-repeated="5"/>
          <table:table-cell table:style-name="ce13"/>
          <table:table-cell table:style-name="ce24" table:formula="of:=MIN([.C26:.T26])" office:value-type="float" office:value="418.6" calcext:value-type="float">
            <text:p>418.6</text:p>
          </table:table-cell>
          <table:table-cell table:style-name="ce42" table:number-columns-repeated="4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style-name="ce45" office:value-type="float" office:value="18" calcext:value-type="float">
            <text:p>18.00</text:p>
          </table:table-cell>
          <table:table-cell table:style-name="ce45" office:value-type="float" office:value="55.5" calcext:value-type="float">
            <text:p>55.50</text:p>
          </table:table-cell>
          <table:table-cell table:style-name="ce45" office:value-type="float" office:value="100.4" calcext:value-type="float">
            <text:p>100.40</text:p>
          </table:table-cell>
          <table:table-cell table:style-name="ce45" office:value-type="float" office:value="202.9" calcext:value-type="float">
            <text:p>202.90</text:p>
          </table:table-cell>
          <table:table-cell table:style-name="ce57" office:value-type="float" office:value="497.1" calcext:value-type="float">
            <text:p>497.10</text:p>
          </table:table-cell>
          <table:table-cell table:style-name="ce45" office:value-type="float" office:value="33.3" calcext:value-type="float">
            <text:p>33.30</text:p>
          </table:table-cell>
          <table:table-cell table:style-name="ce45" office:value-type="float" office:value="113.9" calcext:value-type="float">
            <text:p>113.90</text:p>
          </table:table-cell>
          <table:table-cell table:style-name="ce45" office:value-type="float" office:value="216.7" calcext:value-type="float">
            <text:p>216.70</text:p>
          </table:table-cell>
          <table:table-cell table:style-name="ce45" office:value-type="float" office:value="429.3" calcext:value-type="float">
            <text:p>429.30</text:p>
          </table:table-cell>
          <table:table-cell table:style-name="ce57" office:value-type="float" office:value="1060.6" calcext:value-type="float">
            <text:p>1,060.60</text:p>
          </table:table-cell>
          <table:table-cell table:style-name="ce25" table:formula="of:=[$BRKGA.A26]*[$BRKGA.$B$2]" office:value-type="float" office:value="2586.50028360749" calcext:value-type="float">
            <text:p>2,586.50</text:p>
          </table:table-cell>
          <table:table-cell table:style-name="ce35" table:number-columns-repeated="2"/>
          <table:table-cell table:style-name="ce10"/>
          <table:table-cell table:style-name="ce35" table:number-columns-repeated="2"/>
          <table:table-cell table:style-name="ce33" table:number-columns-repeated="2"/>
          <table:table-cell table:style-name="ce38" table:formula="of:=MIN([.C27:.T27])" office:value-type="float" office:value="18" calcext:value-type="float">
            <text:p>18</text:p>
          </table:table-cell>
          <table:table-cell table:style-name="ce41" table:number-columns-repeated="43"/>
        </table:table-row>
        <table:table-row table:style-name="ro1">
          <table:table-cell table:style-name="ce5"/>
          <table:table-cell table:style-name="ce6" office:value-type="float" office:value="100" calcext:value-type="float">
            <text:p>100</text:p>
          </table:table-cell>
          <table:table-cell table:style-name="ce47" office:value-type="float" office:value="71.6" calcext:value-type="float">
            <text:p>71.60</text:p>
          </table:table-cell>
          <table:table-cell table:style-name="ce47" office:value-type="float" office:value="246.3" calcext:value-type="float">
            <text:p>246.30</text:p>
          </table:table-cell>
          <table:table-cell table:style-name="ce47" office:value-type="float" office:value="457.4" calcext:value-type="float">
            <text:p>457.40</text:p>
          </table:table-cell>
          <table:table-cell table:style-name="ce47" office:value-type="float" office:value="951.2" calcext:value-type="float">
            <text:p>951.20</text:p>
          </table:table-cell>
          <table:table-cell table:style-name="ce56" office:value-type="float" office:value="2347.4" calcext:value-type="float">
            <text:p>2,347.40</text:p>
          </table:table-cell>
          <table:table-cell table:style-name="ce47" office:value-type="float" office:value="175.6" calcext:value-type="float">
            <text:p>175.60</text:p>
          </table:table-cell>
          <table:table-cell table:style-name="ce47" office:value-type="float" office:value="633.8" calcext:value-type="float">
            <text:p>633.80</text:p>
          </table:table-cell>
          <table:table-cell table:style-name="ce47" office:value-type="float" office:value="1311.4" calcext:value-type="float">
            <text:p>1,311.40</text:p>
          </table:table-cell>
          <table:table-cell table:style-name="ce47" office:value-type="float" office:value="2438" calcext:value-type="float">
            <text:p>2,438.00</text:p>
          </table:table-cell>
          <table:table-cell table:style-name="ce56" office:value-type="float" office:value="5469" calcext:value-type="float">
            <text:p>5,469.00</text:p>
          </table:table-cell>
          <table:table-cell table:style-name="ce26" table:formula="of:=[$BRKGA.A27]*[$BRKGA.$B$2]" office:value-type="float" office:value="10669.3136698809" calcext:value-type="float">
            <text:p>10,669.31</text:p>
          </table:table-cell>
          <table:table-cell table:style-name="ce36"/>
          <table:table-cell table:style-name="ce34" table:number-columns-repeated="5"/>
          <table:table-cell table:style-name="ce13"/>
          <table:table-cell table:style-name="ce24" table:formula="of:=MIN([.C28:.T28])" office:value-type="float" office:value="71.6" calcext:value-type="float">
            <text:p>71.6</text:p>
          </table:table-cell>
          <table:table-cell table:number-columns-repeated="43"/>
        </table:table-row>
        <table:table-row table:style-name="ro1">
          <table:table-cell table:style-name="ce5"/>
          <table:table-cell table:style-name="ce6" office:value-type="float" office:value="150" calcext:value-type="float">
            <text:p>150</text:p>
          </table:table-cell>
          <table:table-cell table:style-name="ce47" office:value-type="float" office:value="162.2" calcext:value-type="float">
            <text:p>162.20</text:p>
          </table:table-cell>
          <table:table-cell table:style-name="ce47" office:value-type="float" office:value="585.4" calcext:value-type="float">
            <text:p>585.40</text:p>
          </table:table-cell>
          <table:table-cell table:style-name="ce47" office:value-type="float" office:value="1139.8" calcext:value-type="float">
            <text:p>1,139.80</text:p>
          </table:table-cell>
          <table:table-cell table:style-name="ce47" office:value-type="float" office:value="2348.5" calcext:value-type="float">
            <text:p>2,348.50</text:p>
          </table:table-cell>
          <table:table-cell table:style-name="ce56" office:value-type="float" office:value="5952.3" calcext:value-type="float">
            <text:p>5,952.30</text:p>
          </table:table-cell>
          <table:table-cell table:style-name="ce47" office:value-type="float" office:value="438.9" calcext:value-type="float">
            <text:p>438.90</text:p>
          </table:table-cell>
          <table:table-cell table:style-name="ce47" office:value-type="float" office:value="2032.2" calcext:value-type="float">
            <text:p>2,032.20</text:p>
          </table:table-cell>
          <table:table-cell table:style-name="ce47" office:value-type="float" office:value="3987.4" calcext:value-type="float">
            <text:p>3,987.40</text:p>
          </table:table-cell>
          <table:table-cell table:style-name="ce47" office:value-type="float" office:value="7446.4" calcext:value-type="float">
            <text:p>7,446.40</text:p>
          </table:table-cell>
          <table:table-cell table:style-name="ce56" office:value-type="float" office:value="19573.9" calcext:value-type="float">
            <text:p>19,573.90</text:p>
          </table:table-cell>
          <table:table-cell table:style-name="ce26" table:formula="of:=[$BRKGA.A28]*[$BRKGA.$B$2]" office:value-type="float" office:value="24571.7526942711" calcext:value-type="float">
            <text:p>24,571.75</text:p>
          </table:table-cell>
          <table:table-cell table:style-name="ce34" table:number-columns-repeated="6"/>
          <table:table-cell table:style-name="ce13"/>
          <table:table-cell table:style-name="ce24" table:formula="of:=MIN([.C29:.T29])" office:value-type="float" office:value="162.2" calcext:value-type="float">
            <text:p>162.2</text:p>
          </table:table-cell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48" office:value-type="float" office:value="274" calcext:value-type="float">
            <text:p>274.00</text:p>
          </table:table-cell>
          <table:table-cell table:style-name="ce48" office:value-type="float" office:value="1109.4" calcext:value-type="float">
            <text:p>1,109.40</text:p>
          </table:table-cell>
          <table:table-cell table:style-name="ce48" office:value-type="float" office:value="1980.4" calcext:value-type="float">
            <text:p>1,980.40</text:p>
          </table:table-cell>
          <table:table-cell table:style-name="ce48" office:value-type="float" office:value="3929.3" calcext:value-type="float">
            <text:p>3,929.30</text:p>
          </table:table-cell>
          <table:table-cell table:style-name="ce61" office:value-type="float" office:value="10884.4" calcext:value-type="float">
            <text:p>10,884.40</text:p>
          </table:table-cell>
          <table:table-cell table:style-name="ce48" office:value-type="float" office:value="889.5" calcext:value-type="float">
            <text:p>889.50</text:p>
          </table:table-cell>
          <table:table-cell table:style-name="ce48" office:value-type="float" office:value="4370.9" calcext:value-type="float">
            <text:p>4,370.90</text:p>
          </table:table-cell>
          <table:table-cell table:style-name="ce48" office:value-type="float" office:value="7664.3" calcext:value-type="float">
            <text:p>7,664.30</text:p>
          </table:table-cell>
          <table:table-cell table:style-name="ce48" office:value-type="float" office:value="14909.7" calcext:value-type="float">
            <text:p>14,909.70</text:p>
          </table:table-cell>
          <table:table-cell table:style-name="ce61" office:value-type="float" office:value="38252.5" calcext:value-type="float">
            <text:p>38,252.50</text:p>
          </table:table-cell>
          <table:table-cell table:style-name="ce27" table:formula="of:=[$BRKGA.A29]*[$BRKGA.$B$2]" office:value-type="float" office:value="46125.9217243335" calcext:value-type="float">
            <text:p>46,125.92</text:p>
          </table:table-cell>
          <table:table-cell table:style-name="ce36"/>
          <table:table-cell table:style-name="ce34" table:number-columns-repeated="5"/>
          <table:table-cell table:style-name="ce13"/>
          <table:table-cell table:style-name="ce24" table:formula="of:=MIN([.C30:.T30])" office:value-type="float" office:value="274" calcext:value-type="float">
            <text:p>274</text:p>
          </table:table-cell>
          <table:table-cell table:style-name="ce42" table:number-columns-repeated="4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45" office:value-type="float" office:value="19.7" calcext:value-type="float">
            <text:p>19.70</text:p>
          </table:table-cell>
          <table:table-cell table:style-name="ce45" office:value-type="float" office:value="63.6" calcext:value-type="float">
            <text:p>63.60</text:p>
          </table:table-cell>
          <table:table-cell table:style-name="ce45" office:value-type="float" office:value="123.3" calcext:value-type="float">
            <text:p>123.30</text:p>
          </table:table-cell>
          <table:table-cell table:style-name="ce45" office:value-type="float" office:value="236.3" calcext:value-type="float">
            <text:p>236.30</text:p>
          </table:table-cell>
          <table:table-cell table:style-name="ce57" office:value-type="float" office:value="559.2" calcext:value-type="float">
            <text:p>559.20</text:p>
          </table:table-cell>
          <table:table-cell table:style-name="ce45" office:value-type="float" office:value="28.7" calcext:value-type="float">
            <text:p>28.70</text:p>
          </table:table-cell>
          <table:table-cell table:style-name="ce45" office:value-type="float" office:value="111.3" calcext:value-type="float">
            <text:p>111.30</text:p>
          </table:table-cell>
          <table:table-cell table:style-name="ce45" office:value-type="float" office:value="203.3" calcext:value-type="float">
            <text:p>203.30</text:p>
          </table:table-cell>
          <table:table-cell table:style-name="ce45" office:value-type="float" office:value="423.8" calcext:value-type="float">
            <text:p>423.80</text:p>
          </table:table-cell>
          <table:table-cell table:style-name="ce57" office:value-type="float" office:value="966.4" calcext:value-type="float">
            <text:p>966.40</text:p>
          </table:table-cell>
          <table:table-cell table:style-name="ce25" table:formula="of:=[$BRKGA.A30]*[$BRKGA.$B$2]" office:value-type="float" office:value="2909.81281905842" calcext:value-type="float">
            <text:p>2,909.81</text:p>
          </table:table-cell>
          <table:table-cell table:style-name="ce35"/>
          <table:table-cell table:style-name="ce33" table:number-columns-repeated="2"/>
          <table:table-cell table:style-name="ce35" table:number-columns-repeated="2"/>
          <table:table-cell table:style-name="ce33" table:number-columns-repeated="2"/>
          <table:table-cell table:style-name="ce38" table:formula="of:=MIN([.C31:.T31])" office:value-type="float" office:value="19.7" calcext:value-type="float">
            <text:p>19.7</text:p>
          </table:table-cell>
          <table:table-cell table:style-name="ce41" table:number-columns-repeated="43"/>
        </table:table-row>
        <table:table-row table:style-name="ro1">
          <table:table-cell table:style-name="ce5"/>
          <table:table-cell table:style-name="ce6" office:value-type="float" office:value="100" calcext:value-type="float">
            <text:p>100</text:p>
          </table:table-cell>
          <table:table-cell table:style-name="ce47" office:value-type="float" office:value="66.4" calcext:value-type="float">
            <text:p>66.40</text:p>
          </table:table-cell>
          <table:table-cell table:style-name="ce47" office:value-type="float" office:value="221.6" calcext:value-type="float">
            <text:p>221.60</text:p>
          </table:table-cell>
          <table:table-cell table:style-name="ce47" office:value-type="float" office:value="416.1" calcext:value-type="float">
            <text:p>416.10</text:p>
          </table:table-cell>
          <table:table-cell table:style-name="ce47" office:value-type="float" office:value="786" calcext:value-type="float">
            <text:p>786.00</text:p>
          </table:table-cell>
          <table:table-cell table:style-name="ce56" office:value-type="float" office:value="2027" calcext:value-type="float">
            <text:p>2,027.00</text:p>
          </table:table-cell>
          <table:table-cell table:style-name="ce47" office:value-type="float" office:value="159.5" calcext:value-type="float">
            <text:p>159.50</text:p>
          </table:table-cell>
          <table:table-cell table:style-name="ce47" office:value-type="float" office:value="586.2" calcext:value-type="float">
            <text:p>586.20</text:p>
          </table:table-cell>
          <table:table-cell table:style-name="ce47" office:value-type="float" office:value="1224" calcext:value-type="float">
            <text:p>1,224.00</text:p>
          </table:table-cell>
          <table:table-cell table:style-name="ce47" office:value-type="float" office:value="2284.6" calcext:value-type="float">
            <text:p>2,284.60</text:p>
          </table:table-cell>
          <table:table-cell table:style-name="ce56" office:value-type="float" office:value="5444.3" calcext:value-type="float">
            <text:p>5,444.30</text:p>
          </table:table-cell>
          <table:table-cell table:style-name="ce26" table:formula="of:=[$BRKGA.A31]*[$BRKGA.$B$2]" office:value-type="float" office:value="13148.0431083381" calcext:value-type="float">
            <text:p>13,148.04</text:p>
          </table:table-cell>
          <table:table-cell table:style-name="ce34" table:number-columns-repeated="6"/>
          <table:table-cell table:style-name="ce13"/>
          <table:table-cell table:style-name="ce24" table:formula="of:=MIN([.C32:.T32])" office:value-type="float" office:value="66.4" calcext:value-type="float">
            <text:p>66.4</text:p>
          </table:table-cell>
          <table:table-cell table:number-columns-repeated="43"/>
        </table:table-row>
        <table:table-row table:style-name="ro1">
          <table:table-cell table:style-name="ce5"/>
          <table:table-cell table:style-name="ce6" office:value-type="float" office:value="150" calcext:value-type="float">
            <text:p>150</text:p>
          </table:table-cell>
          <table:table-cell table:style-name="ce47" office:value-type="float" office:value="161.4" calcext:value-type="float">
            <text:p>161.40</text:p>
          </table:table-cell>
          <table:table-cell table:style-name="ce47" office:value-type="float" office:value="550.2" calcext:value-type="float">
            <text:p>550.20</text:p>
          </table:table-cell>
          <table:table-cell table:style-name="ce47" office:value-type="float" office:value="980.8" calcext:value-type="float">
            <text:p>980.80</text:p>
          </table:table-cell>
          <table:table-cell table:style-name="ce47" office:value-type="float" office:value="1974.6" calcext:value-type="float">
            <text:p>1,974.60</text:p>
          </table:table-cell>
          <table:table-cell table:style-name="ce56" office:value-type="float" office:value="5284.7" calcext:value-type="float">
            <text:p>5,284.70</text:p>
          </table:table-cell>
          <table:table-cell table:style-name="ce47" office:value-type="float" office:value="404.7" calcext:value-type="float">
            <text:p>404.70</text:p>
          </table:table-cell>
          <table:table-cell table:style-name="ce47" office:value-type="float" office:value="2158.1" calcext:value-type="float">
            <text:p>2,158.10</text:p>
          </table:table-cell>
          <table:table-cell table:style-name="ce47" office:value-type="float" office:value="4093.4" calcext:value-type="float">
            <text:p>4,093.40</text:p>
          </table:table-cell>
          <table:table-cell table:style-name="ce47" office:value-type="float" office:value="8256.3" calcext:value-type="float">
            <text:p>8,256.30</text:p>
          </table:table-cell>
          <table:table-cell table:style-name="ce56" office:value-type="float" office:value="17241.4" calcext:value-type="float">
            <text:p>17,241.40</text:p>
          </table:table-cell>
          <table:table-cell table:style-name="ce26" table:formula="of:=[$BRKGA.A32]*[$BRKGA.$B$2]" office:value-type="float" office:value="25002.8360748724" calcext:value-type="float">
            <text:p>25,002.84</text:p>
          </table:table-cell>
          <table:table-cell table:style-name="ce36"/>
          <table:table-cell table:style-name="ce34" table:number-columns-repeated="5"/>
          <table:table-cell table:style-name="ce13"/>
          <table:table-cell table:style-name="ce24" table:formula="of:=MIN([.C33:.T33])" office:value-type="float" office:value="161.4" calcext:value-type="float">
            <text:p>161.4</text:p>
          </table:table-cell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48" office:value-type="float" office:value="303.4" calcext:value-type="float">
            <text:p>303.40</text:p>
          </table:table-cell>
          <table:table-cell table:style-name="ce48" office:value-type="float" office:value="1041.5" calcext:value-type="float">
            <text:p>1,041.50</text:p>
          </table:table-cell>
          <table:table-cell table:style-name="ce48" office:value-type="float" office:value="1880.6" calcext:value-type="float">
            <text:p>1,880.60</text:p>
          </table:table-cell>
          <table:table-cell table:style-name="ce48" office:value-type="float" office:value="3794.5" calcext:value-type="float">
            <text:p>3,794.50</text:p>
          </table:table-cell>
          <table:table-cell table:style-name="ce61" office:value-type="float" office:value="9934.9" calcext:value-type="float">
            <text:p>9,934.90</text:p>
          </table:table-cell>
          <table:table-cell table:style-name="ce48" office:value-type="float" office:value="910.1" calcext:value-type="float">
            <text:p>910.10</text:p>
          </table:table-cell>
          <table:table-cell table:style-name="ce48" office:value-type="float" office:value="4245.3" calcext:value-type="float">
            <text:p>4,245.30</text:p>
          </table:table-cell>
          <table:table-cell table:style-name="ce48" office:value-type="float" office:value="7806.7" calcext:value-type="float">
            <text:p>7,806.70</text:p>
          </table:table-cell>
          <table:table-cell table:style-name="ce48" office:value-type="float" office:value="16248.2" calcext:value-type="float">
            <text:p>16,248.20</text:p>
          </table:table-cell>
          <table:table-cell table:style-name="ce61" office:value-type="float" office:value="35922.5" calcext:value-type="float">
            <text:p>35,922.50</text:p>
          </table:table-cell>
          <table:table-cell table:style-name="ce27" table:formula="of:=[$BRKGA.A33]*[$BRKGA.$B$2]" office:value-type="float" office:value="48604.6511627907" calcext:value-type="float">
            <text:p>48,604.65</text:p>
          </table:table-cell>
          <table:table-cell table:style-name="ce36"/>
          <table:table-cell table:style-name="ce34" table:number-columns-repeated="5"/>
          <table:table-cell table:style-name="ce13"/>
          <table:table-cell table:style-name="ce24" table:formula="of:=MIN([.C34:.T34])" office:value-type="float" office:value="303.4" calcext:value-type="float">
            <text:p>303.4</text:p>
          </table:table-cell>
          <table:table-cell table:style-name="ce42" table:number-columns-repeated="4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50" calcext:value-type="float">
            <text:p>50</text:p>
          </table:table-cell>
          <table:table-cell table:style-name="ce15" office:value-type="float" office:value="20.4" calcext:value-type="float">
            <text:p>20.40</text:p>
          </table:table-cell>
          <table:table-cell table:style-name="ce15" office:value-type="float" office:value="60" calcext:value-type="float">
            <text:p>60.00</text:p>
          </table:table-cell>
          <table:table-cell table:style-name="ce15" office:value-type="float" office:value="118.2" calcext:value-type="float">
            <text:p>118.20</text:p>
          </table:table-cell>
          <table:table-cell table:style-name="ce15" office:value-type="float" office:value="227.1" calcext:value-type="float">
            <text:p>227.10</text:p>
          </table:table-cell>
          <table:table-cell table:style-name="ce62" office:value-type="float" office:value="570.6" calcext:value-type="float">
            <text:p>570.60</text:p>
          </table:table-cell>
          <table:table-cell table:style-name="ce15" office:value-type="float" office:value="27.5" calcext:value-type="float">
            <text:p>27.50</text:p>
          </table:table-cell>
          <table:table-cell table:style-name="ce15" office:value-type="float" office:value="89.7" calcext:value-type="float">
            <text:p>89.70</text:p>
          </table:table-cell>
          <table:table-cell table:style-name="ce15" office:value-type="float" office:value="192.1" calcext:value-type="float">
            <text:p>192.10</text:p>
          </table:table-cell>
          <table:table-cell table:style-name="ce15" office:value-type="float" office:value="379.7" calcext:value-type="float">
            <text:p>379.70</text:p>
          </table:table-cell>
          <table:table-cell table:style-name="ce62" office:value-type="float" office:value="913.5" calcext:value-type="float">
            <text:p>913.50</text:p>
          </table:table-cell>
          <table:table-cell table:style-name="ce28" office:value-type="string" calcext:value-type="string">
            <text:p>-</text:p>
          </table:table-cell>
          <table:table-cell table:style-name="ce33" table:number-columns-repeated="7"/>
          <table:table-cell table:style-name="ce38" table:formula="of:=MIN([.C35:.T35])" office:value-type="float" office:value="20.4" calcext:value-type="float">
            <text:p>20.4</text:p>
          </table:table-cell>
          <table:table-cell table:style-name="ce41" table:number-columns-repeated="43"/>
        </table:table-row>
        <table:table-row table:style-name="ro1">
          <table:table-cell table:style-name="ce5"/>
          <table:table-cell table:style-name="ce6" office:value-type="float" office:value="100" calcext:value-type="float">
            <text:p>100</text:p>
          </table:table-cell>
          <table:table-cell table:number-columns-repeated="4"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number-columns-repeated="4"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4" table:number-columns-repeated="6"/>
          <table:table-cell table:style-name="ce13"/>
          <table:table-cell table:style-name="ce24"/>
          <table:table-cell table:number-columns-repeated="43"/>
        </table:table-row>
        <table:table-row table:style-name="ro1">
          <table:table-cell table:style-name="ce5"/>
          <table:table-cell table:style-name="ce6" office:value-type="float" office:value="150" calcext:value-type="float">
            <text:p>150</text:p>
          </table:table-cell>
          <table:table-cell table:number-columns-repeated="4"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number-columns-repeated="4"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4" table:number-columns-repeated="6"/>
          <table:table-cell table:style-name="ce13"/>
          <table:table-cell table:style-name="ce24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4" table:style-name="ce14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number-columns-repeated="4" table:style-name="ce14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-</text:p>
          </table:table-cell>
          <table:table-cell table:style-name="ce34" table:number-columns-repeated="7"/>
          <table:table-cell table:style-name="ce24"/>
          <table:table-cell table:style-name="ce42" table:number-columns-repeated="43"/>
        </table:table-row>
        <table:table-row table:style-name="ro1">
          <table:table-cell table:style-name="ce3" office:value-type="string" calcext:value-type="string">
            <text:p>SUM</text:p>
          </table:table-cell>
          <table:table-cell table:style-name="ce9"/>
          <table:table-cell table:style-name="ce15" table:formula="of:=SUM([.C3:.C34])" office:value-type="float" office:value="7940.7" calcext:value-type="float">
            <text:p>7,940.70</text:p>
          </table:table-cell>
          <table:table-cell table:style-name="ce15" table:formula="of:=SUM([.D3:.D34])" office:value-type="float" office:value="29211.5" calcext:value-type="float">
            <text:p>29,211.50</text:p>
          </table:table-cell>
          <table:table-cell table:style-name="ce15" table:formula="of:=SUM([.E3:.E34])" office:value-type="float" office:value="55950.7" calcext:value-type="float">
            <text:p>55,950.70</text:p>
          </table:table-cell>
          <table:table-cell table:style-name="ce15" table:formula="of:=SUM([.F3:.F34])" office:value-type="float" office:value="109622.6" calcext:value-type="float">
            <text:p>109,622.60</text:p>
          </table:table-cell>
          <table:table-cell table:style-name="ce15" table:formula="of:=SUM([.G3:.G34])" office:value-type="float" office:value="276400" calcext:value-type="float">
            <text:p>276,400.00</text:p>
          </table:table-cell>
          <table:table-cell table:style-name="ce22" table:formula="of:=SUM([.H3:.H34])" office:value-type="float" office:value="14550.9" calcext:value-type="float">
            <text:p>14,550.90</text:p>
          </table:table-cell>
          <table:table-cell table:style-name="ce15" table:formula="of:=SUM([.I3:.I34])" office:value-type="float" office:value="62687.2" calcext:value-type="float">
            <text:p>62,687.20</text:p>
          </table:table-cell>
          <table:table-cell table:style-name="ce15" table:formula="of:=SUM([.J3:.J34])" office:value-type="float" office:value="121977.1" calcext:value-type="float">
            <text:p>121,977.10</text:p>
          </table:table-cell>
          <table:table-cell table:style-name="ce15" table:formula="of:=SUM([.K3:.K34])" office:value-type="float" office:value="245508.4" calcext:value-type="float">
            <text:p>245,508.40</text:p>
          </table:table-cell>
          <table:table-cell table:style-name="ce15" table:formula="of:=SUM([.L3:.L34])" office:value-type="float" office:value="597577.1" calcext:value-type="float">
            <text:p>597,577.10</text:p>
          </table:table-cell>
          <table:table-cell table:style-name="ce28" table:formula="of:=SUM([.M3:.M34])" office:value-type="float" office:value="567305.728871242" calcext:value-type="float">
            <text:p>567,305.73</text:p>
          </table:table-cell>
          <table:table-cell table:style-name="ce33" table:number-columns-repeated="7"/>
          <table:table-cell table:style-name="ce39" table:formula="of:=MIN([.C39:.T39])" office:value-type="float" office:value="7940.7" calcext:value-type="float">
            <text:p>7,940.70</text:p>
          </table:table-cell>
          <table:table-cell table:style-name="ce41" table:number-columns-repeated="43"/>
        </table:table-row>
        <table:table-row table:style-name="ro1">
          <table:table-cell table:style-name="ce5"/>
          <table:table-cell/>
          <table:table-cell table:style-name="ce6" table:formula="of:=AVERAGE([.C3:.C34])" office:value-type="float" office:value="248.146875" calcext:value-type="float">
            <text:p>248.146875</text:p>
          </table:table-cell>
          <table:table-cell table:style-name="ce6" table:formula="of:=AVERAGE([.D3:.D34])" office:value-type="float" office:value="912.859375" calcext:value-type="float">
            <text:p>912.859375</text:p>
          </table:table-cell>
          <table:table-cell table:style-name="ce6" table:formula="of:=AVERAGE([.E3:.E34])" office:value-type="float" office:value="1748.459375" calcext:value-type="float">
            <text:p>1748.459375</text:p>
          </table:table-cell>
          <table:table-cell table:style-name="ce6" table:formula="of:=AVERAGE([.F3:.F34])" office:value-type="float" office:value="3425.70625" calcext:value-type="float">
            <text:p>3425.70625</text:p>
          </table:table-cell>
          <table:table-cell table:formula="of:=AVERAGE([.G3:.G34])" office:value-type="float" office:value="8637.5" calcext:value-type="float">
            <text:p>8637.5</text:p>
          </table:table-cell>
          <table:table-cell table:style-name="ce6" table:formula="of:=AVERAGE([.H3:.H34])" office:value-type="float" office:value="454.715625" calcext:value-type="float">
            <text:p>454.715625</text:p>
          </table:table-cell>
          <table:table-cell table:style-name="ce6" table:formula="of:=AVERAGE([.I3:.I34])" office:value-type="float" office:value="1958.975" calcext:value-type="float">
            <text:p>1958.975</text:p>
          </table:table-cell>
          <table:table-cell table:style-name="ce6" table:formula="of:=AVERAGE([.J3:.J34])" office:value-type="float" office:value="3811.784375" calcext:value-type="float">
            <text:p>3811.784375</text:p>
          </table:table-cell>
          <table:table-cell table:style-name="ce6" table:formula="of:=AVERAGE([.K3:.K34])" office:value-type="float" office:value="7672.1375" calcext:value-type="float">
            <text:p>7672.1375</text:p>
          </table:table-cell>
          <table:table-cell table:formula="of:=AVERAGE([.L3:.L34])" office:value-type="float" office:value="18674.284375" calcext:value-type="float">
            <text:p>18674.284375</text:p>
          </table:table-cell>
          <table:table-cell table:style-name="ce6" table:formula="of:=AVERAGE([.M3:.M34])" office:value-type="float" office:value="17728.3040272263" calcext:value-type="float">
            <text:p>17728.3040272263</text:p>
          </table:table-cell>
          <table:table-cell table:number-columns-repeated="51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office:value-type="string" calcext:value-type="string">
            <text:p>GFLOP</text:p>
          </table:table-cell>
          <table:table-cell table:style-name="ce50" office:value-type="float" office:value="52.89" calcext:value-type="float">
            <text:p>52.89</text:p>
          </table:table-cell>
          <table:table-cell table:number-columns-repeated="62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Foglio1.C3:Foglio1.T39">
            <calcext:condition calcext:apply-style-name="Accent" calcext:value="&lt;=[$Foglio1.$U3]" calcext:base-cell-address="Foglio1.C3"/>
          </calcext:conditional-format>
          <calcext:conditional-format calcext:target-range-address="Foglio1.M3:Foglio1.M34">
            <calcext:condition calcext:apply-style-name="Accent" calcext:value="&lt;=[$Foglio1.$T3]" calcext:base-cell-address="Foglio1.M3"/>
          </calcext:conditional-format>
          <calcext:conditional-format calcext:target-range-address="Foglio1.C3:Foglio1.L34">
            <calcext:condition calcext:apply-style-name="Senza nome1" calcext:value="&gt;=[.$M3]" calcext:base-cell-address="Foglio1.C3"/>
          </calcext:conditional-format>
        </calcext:conditional-formats>
      </table:table>
      <table:table table:name="BRKGA" table:style-name="ta1">
        <table:table-column table:style-name="co1" table:default-cell-style-name="ce105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BRKG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FLOPS</text:p>
          </table:table-cell>
          <table:table-cell table:number-columns-repeated="3"/>
        </table:table-row>
        <table:table-row table:style-name="ro1">
          <table:table-cell office:value-type="float" office:value="12000" calcext:value-type="float">
            <text:p>12,000.00</text:p>
          </table:table-cell>
          <table:table-cell table:style-name="ce105" table:formula="of:=[.$C$2]/[$Foglio1.$B$52]" office:value-type="float" office:value="0.107770845150312" calcext:value-type="float">
            <text:p>0.11</text:p>
          </table:table-cell>
          <table:table-cell table:style-name="ce50" office:value-type="float" office:value="5.7" calcext:value-type="float">
            <text:p>5.7</text:p>
          </table:table-cell>
          <table:table-cell table:number-columns-repeated="2"/>
          <table:table-cell table:formula="of:=1/[.B2]" office:value-type="float" office:value="9.27894736842105" calcext:value-type="float">
            <text:p>9.27894736842105</text:p>
          </table:table-cell>
        </table:table-row>
        <table:table-row table:style-name="ro1">
          <table:table-cell office:value-type="float" office:value="65000" calcext:value-type="float">
            <text:p>65,000.00</text:p>
          </table:table-cell>
          <table:table-cell table:number-columns-repeated="5"/>
        </table:table-row>
        <table:table-row table:style-name="ro1">
          <table:table-cell office:value-type="float" office:value="164000" calcext:value-type="float">
            <text:p>164,000.00</text:p>
          </table:table-cell>
          <table:table-cell table:number-columns-repeated="5"/>
        </table:table-row>
        <table:table-row table:style-name="ro1">
          <table:table-cell office:value-type="float" office:value="322000" calcext:value-type="float">
            <text:p>322,000.00</text:p>
          </table:table-cell>
          <table:table-cell table:number-columns-repeated="5"/>
        </table:table-row>
        <table:table-row table:style-name="ro1">
          <table:table-cell office:value-type="float" office:value="12000" calcext:value-type="float">
            <text:p>12,000.00</text:p>
          </table:table-cell>
          <table:table-cell table:number-columns-repeated="5"/>
        </table:table-row>
        <table:table-row table:style-name="ro1">
          <table:table-cell office:value-type="float" office:value="66000" calcext:value-type="float">
            <text:p>66,000.00</text:p>
          </table:table-cell>
          <table:table-cell table:number-columns-repeated="5"/>
        </table:table-row>
        <table:table-row table:style-name="ro1">
          <table:table-cell office:value-type="float" office:value="165000" calcext:value-type="float">
            <text:p>165,000.00</text:p>
          </table:table-cell>
          <table:table-cell table:number-columns-repeated="5"/>
        </table:table-row>
        <table:table-row table:style-name="ro1">
          <table:table-cell office:value-type="float" office:value="320000" calcext:value-type="float">
            <text:p>320,000.00</text:p>
          </table:table-cell>
          <table:table-cell table:number-columns-repeated="5"/>
        </table:table-row>
        <table:table-row table:style-name="ro1">
          <table:table-cell office:value-type="float" office:value="12000" calcext:value-type="float">
            <text:p>12,000.00</text:p>
          </table:table-cell>
          <table:table-cell table:number-columns-repeated="5"/>
        </table:table-row>
        <table:table-row table:style-name="ro1">
          <table:table-cell office:value-type="float" office:value="64000" calcext:value-type="float">
            <text:p>64,000.00</text:p>
          </table:table-cell>
          <table:table-cell table:number-columns-repeated="5"/>
        </table:table-row>
        <table:table-row table:style-name="ro1">
          <table:table-cell office:value-type="float" office:value="171000" calcext:value-type="float">
            <text:p>171,000.00</text:p>
          </table:table-cell>
          <table:table-cell table:number-columns-repeated="5"/>
        </table:table-row>
        <table:table-row table:style-name="ro1">
          <table:table-cell office:value-type="float" office:value="331000" calcext:value-type="float">
            <text:p>331,000.00</text:p>
          </table:table-cell>
          <table:table-cell table:number-columns-repeated="5"/>
        </table:table-row>
        <table:table-row table:style-name="ro1">
          <table:table-cell office:value-type="float" office:value="11000" calcext:value-type="float">
            <text:p>11,000.00</text:p>
          </table:table-cell>
          <table:table-cell table:number-columns-repeated="5"/>
        </table:table-row>
        <table:table-row table:style-name="ro1">
          <table:table-cell office:value-type="float" office:value="61000" calcext:value-type="float">
            <text:p>61,000.00</text:p>
          </table:table-cell>
          <table:table-cell table:number-columns-repeated="5"/>
        </table:table-row>
        <table:table-row table:style-name="ro1">
          <table:table-cell office:value-type="float" office:value="159000" calcext:value-type="float">
            <text:p>159,000.00</text:p>
          </table:table-cell>
          <table:table-cell table:number-columns-repeated="5"/>
        </table:table-row>
        <table:table-row table:style-name="ro1">
          <table:table-cell office:value-type="float" office:value="318000" calcext:value-type="float">
            <text:p>318,000.00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,000.00</text:p>
          </table:table-cell>
          <table:table-cell table:number-columns-repeated="5"/>
        </table:table-row>
        <table:table-row table:style-name="ro1">
          <table:table-cell office:value-type="float" office:value="121000" calcext:value-type="float">
            <text:p>121,000.00</text:p>
          </table:table-cell>
          <table:table-cell table:number-columns-repeated="5"/>
        </table:table-row>
        <table:table-row table:style-name="ro1">
          <table:table-cell office:value-type="float" office:value="278000" calcext:value-type="float">
            <text:p>278,000.00</text:p>
          </table:table-cell>
          <table:table-cell table:number-columns-repeated="5"/>
        </table:table-row>
        <table:table-row table:style-name="ro1">
          <table:table-cell office:value-type="float" office:value="531000" calcext:value-type="float">
            <text:p>531,000.00</text:p>
          </table:table-cell>
          <table:table-cell table:number-columns-repeated="5"/>
        </table:table-row>
        <table:table-row table:style-name="ro1">
          <table:table-cell office:value-type="float" office:value="9000" calcext:value-type="float">
            <text:p>9,000.00</text:p>
          </table:table-cell>
          <table:table-cell table:number-columns-repeated="5"/>
        </table:table-row>
        <table:table-row table:style-name="ro1">
          <table:table-cell office:value-type="float" office:value="47000" calcext:value-type="float">
            <text:p>47,000.00</text:p>
          </table:table-cell>
          <table:table-cell table:number-columns-repeated="5"/>
        </table:table-row>
        <table:table-row table:style-name="ro1">
          <table:table-cell office:value-type="float" office:value="127000" calcext:value-type="float">
            <text:p>127,000.00</text:p>
          </table:table-cell>
          <table:table-cell table:number-columns-repeated="5"/>
        </table:table-row>
        <table:table-row table:style-name="ro1">
          <table:table-cell office:value-type="float" office:value="257000" calcext:value-type="float">
            <text:p>257,000.00</text:p>
          </table:table-cell>
          <table:table-cell table:number-columns-repeated="5"/>
        </table:table-row>
        <table:table-row table:style-name="ro1">
          <table:table-cell office:value-type="float" office:value="24000" calcext:value-type="float">
            <text:p>24,000.00</text:p>
          </table:table-cell>
          <table:table-cell table:number-columns-repeated="5"/>
        </table:table-row>
        <table:table-row table:style-name="ro1">
          <table:table-cell office:value-type="float" office:value="99000" calcext:value-type="float">
            <text:p>99,000.00</text:p>
          </table:table-cell>
          <table:table-cell table:number-columns-repeated="5"/>
        </table:table-row>
        <table:table-row table:style-name="ro1">
          <table:table-cell office:value-type="float" office:value="228000" calcext:value-type="float">
            <text:p>228,000.00</text:p>
          </table:table-cell>
          <table:table-cell table:number-columns-repeated="5"/>
        </table:table-row>
        <table:table-row table:style-name="ro1">
          <table:table-cell office:value-type="float" office:value="428000" calcext:value-type="float">
            <text:p>428,000.00</text:p>
          </table:table-cell>
          <table:table-cell table:number-columns-repeated="5"/>
        </table:table-row>
        <table:table-row table:style-name="ro1">
          <table:table-cell office:value-type="float" office:value="27000" calcext:value-type="float">
            <text:p>27,000.00</text:p>
          </table:table-cell>
          <table:table-cell table:number-columns-repeated="5"/>
        </table:table-row>
        <table:table-row table:style-name="ro1">
          <table:table-cell office:value-type="float" office:value="122000" calcext:value-type="float">
            <text:p>122,000.00</text:p>
          </table:table-cell>
          <table:table-cell table:number-columns-repeated="5"/>
        </table:table-row>
        <table:table-row table:style-name="ro1">
          <table:table-cell office:value-type="float" office:value="232000" calcext:value-type="float">
            <text:p>232,000.00</text:p>
          </table:table-cell>
          <table:table-cell table:number-columns-repeated="5"/>
        </table:table-row>
        <table:table-row table:style-name="ro1">
          <table:table-cell office:value-type="float" office:value="451000" calcext:value-type="float">
            <text:p>451,000.00</text:p>
          </table:table-cell>
          <table:table-cell table:number-columns-repeated="5"/>
        </table:table-row>
      </table:table>
      <table:table table:name="AverageExecutionTimes" table:style-name="ta1" table:print="false">
        <table:table-column table:style-name="co12" table:default-cell-style-name="Default"/>
        <table:table-column table:style-name="co1" table:default-cell-style-name="ce16"/>
        <table:table-column table:style-name="co1" table:number-columns-repeated="3" table:default-cell-style-name="Default"/>
        <table:table-column table:style-name="co1" table:default-cell-style-name="ce16"/>
        <table:table-column table:style-name="co13" table:default-cell-style-name="ce118"/>
        <table:table-column table:style-name="co1" table:number-columns-repeated="57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Heuristic</text:p>
          </table:table-cell>
          <table:covered-table-cell/>
          <table:table-cell table:style-name="ce2" office:value-type="string" calcext:value-type="string" table:number-columns-spanned="4" table:number-rows-spanned="1">
            <text:p>Average Execution Time (ms)</text:p>
          </table:table-cell>
          <table:covered-table-cell table:number-columns-repeated="2" table:style-name="ce5"/>
          <table:covered-table-cell table:style-name="ce6"/>
          <table:table-cell table:style-name="ce117" office:value-type="string" calcext:value-type="string">
            <text:p>Average Bin Gap %</text:p>
          </table:table-cell>
          <table:table-cell table:style-name="ce2" table:number-columns-spanned="5" table:number-rows-spanned="1"/>
          <table:covered-table-cell table:number-columns-repeated="3" table:style-name="ce5"/>
          <table:covered-table-cell table:style-name="ce6"/>
          <table:table-cell table:style-name="ce23"/>
          <table:table-cell table:number-columns-repeated="51"/>
        </table:table-row>
        <table:table-row table:style-name="ro1">
          <table:table-cell table:style-name="ce5"/>
          <table:table-cell table:style-name="ce6"/>
          <table:table-cell table:style-name="ce5" office:value-type="string" calcext:value-type="string">
            <text:p>n=50</text:p>
          </table:table-cell>
          <table:table-cell table:style-name="ce5" office:value-type="string" calcext:value-type="string">
            <text:p>n=100</text:p>
          </table:table-cell>
          <table:table-cell table:style-name="ce5" office:value-type="string" calcext:value-type="string">
            <text:p>n=150</text:p>
          </table:table-cell>
          <table:table-cell table:style-name="ce6" office:value-type="string" calcext:value-type="string">
            <text:p>n=200</text:p>
          </table:table-cell>
          <table:table-cell/>
          <table:table-cell table:style-name="ce5" table:number-columns-repeated="4"/>
          <table:table-cell table:style-name="ce6"/>
          <table:table-cell table:style-name="ce24"/>
          <table:table-cell table:number-columns-repeated="51"/>
        </table:table-row>
        <table:table-row table:style-name="ro1">
          <table:table-cell table:style-name="ce88" office:value-type="string" calcext:value-type="string">
            <text:p>Order by Hash</text:p>
          </table:table-cell>
          <table:table-cell table:style-name="ce9" office:value-type="string" calcext:value-type="string">
            <text:p>k=1</text:p>
          </table:table-cell>
          <table:table-cell table:style-name="ce93" table:formula="of:=AVERAGE([$Foglio1.C3];[$Foglio1.C7];[$Foglio1.C11];[$Foglio1.C15];[$Foglio1.C19];[$Foglio1.C23];[$Foglio1.C27];[$Foglio1.C31])" office:value-type="float" office:value="46.2625" calcext:value-type="float">
            <text:p>46.26</text:p>
          </table:table-cell>
          <table:table-cell table:style-name="ce93" table:formula="of:=AVERAGE([$Foglio1.C4];[$Foglio1.C8];[$Foglio1.C12];[$Foglio1.C16];[$Foglio1.C20];[$Foglio1.C24];[$Foglio1.C28];[$Foglio1.C32])" office:value-type="float" office:value="111.2" calcext:value-type="float">
            <text:p>111.20</text:p>
          </table:table-cell>
          <table:table-cell table:style-name="ce93" table:formula="of:=AVERAGE([$Foglio1.C5];[$Foglio1.C9];[$Foglio1.C13];[$Foglio1.C17];[$Foglio1.C21];[$Foglio1.C25];[$Foglio1.C29];[$Foglio1.C33])" office:value-type="float" office:value="281.0625" calcext:value-type="float">
            <text:p>281.06</text:p>
          </table:table-cell>
          <table:table-cell table:style-name="ce93" table:formula="of:=AVERAGE([$Foglio1.C6];[$Foglio1.C10];[$Foglio1.C14];[$Foglio1.C18];[$Foglio1.C22];[$Foglio1.C26];[$Foglio1.C30];[$Foglio1.C34])" office:value-type="float" office:value="554.0625" calcext:value-type="float">
            <text:p>554.06</text:p>
          </table:table-cell>
          <table:table-cell table:style-name="ce99" table:formula="of:=['file:///E:/ArtumRepos/Uni/Tesi/BinPackingThesis/tests/results/elaborated/literature_bins.ods'#$AvgGap.A39]" office:value-type="float" office:value="4.62011499924468" calcext:value-type="float">
            <text:p>4.62</text:p>
          </table:table-cell>
          <table:table-cell table:style-name="ce41" table:number-columns-repeated="5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table:style-name="ce94" table:formula="of:=AVERAGE([$Foglio1.D3];[$Foglio1.D7];[$Foglio1.D11];[$Foglio1.D15];[$Foglio1.D19];[$Foglio1.D23];[$Foglio1.D27];[$Foglio1.D31])" office:value-type="float" office:value="80.1625" calcext:value-type="float">
            <text:p>80.16</text:p>
          </table:table-cell>
          <table:table-cell table:style-name="ce96" table:formula="of:=AVERAGE([$Foglio1.D4];[$Foglio1.D8];[$Foglio1.D12];[$Foglio1.D16];[$Foglio1.D20];[$Foglio1.D24];[$Foglio1.D28];[$Foglio1.D32])" office:value-type="float" office:value="392.525" calcext:value-type="float">
            <text:p>392.53</text:p>
          </table:table-cell>
          <table:table-cell table:style-name="ce96" table:formula="of:=AVERAGE([$Foglio1.D5];[$Foglio1.D9];[$Foglio1.D13];[$Foglio1.D17];[$Foglio1.D21];[$Foglio1.D25];[$Foglio1.D29];[$Foglio1.D33])" office:value-type="float" office:value="1022.5375" calcext:value-type="float">
            <text:p>1,022.54</text:p>
          </table:table-cell>
          <table:table-cell table:style-name="ce96" table:formula="of:=AVERAGE([$Foglio1.D6];[$Foglio1.D10];[$Foglio1.D14];[$Foglio1.D18];[$Foglio1.D22];[$Foglio1.D26];[$Foglio1.D30];[$Foglio1.D34])" office:value-type="float" office:value="2156.2125" calcext:value-type="float">
            <text:p>2,156.21</text:p>
          </table:table-cell>
          <table:table-cell table:formula="of:=['file:///E:/ArtumRepos/Uni/Tesi/BinPackingThesis/tests/results/elaborated/literature_bins.ods'#$AvgGap.B39]" office:value-type="float" office:value="4.61440407589925" calcext:value-type="float">
            <text:p>4.61</text:p>
          </table:table-cell>
          <table:table-cell table:number-columns-repeated="4"/>
          <table:table-cell table:style-name="ce104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table:style-name="ce94" table:formula="of:=AVERAGE([$Foglio1.E3];[$Foglio1.E7];[$Foglio1.E11];[$Foglio1.E15];[$Foglio1.E19];[$Foglio1.E23];[$Foglio1.E27];[$Foglio1.E31])" office:value-type="float" office:value="151.425" calcext:value-type="float">
            <text:p>151.43</text:p>
          </table:table-cell>
          <table:table-cell table:style-name="ce96" table:formula="of:=AVERAGE([$Foglio1.E4];[$Foglio1.E8];[$Foglio1.E12];[$Foglio1.E16];[$Foglio1.E20];[$Foglio1.E24];[$Foglio1.E28];[$Foglio1.E32])" office:value-type="float" office:value="741.375" calcext:value-type="float">
            <text:p>741.38</text:p>
          </table:table-cell>
          <table:table-cell table:style-name="ce96" table:formula="of:=AVERAGE([$Foglio1.E5];[$Foglio1.E9];[$Foglio1.E13];[$Foglio1.E17];[$Foglio1.E21];[$Foglio1.E25];[$Foglio1.E29];[$Foglio1.E33])" office:value-type="float" office:value="1982.1875" calcext:value-type="float">
            <text:p>1,982.19</text:p>
          </table:table-cell>
          <table:table-cell table:style-name="ce96" table:formula="of:=AVERAGE([$Foglio1.E6];[$Foglio1.E10];[$Foglio1.E14];[$Foglio1.E18];[$Foglio1.E22];[$Foglio1.E26];[$Foglio1.E30];[$Foglio1.E34])" office:value-type="float" office:value="4118.85" calcext:value-type="float">
            <text:p>4,118.85</text:p>
          </table:table-cell>
          <table:table-cell table:formula="of:=['file:///E:/ArtumRepos/Uni/Tesi/BinPackingThesis/tests/results/elaborated/literature_bins.ods'#$AvgGap.C39]" office:value-type="float" office:value="4.3153135219714" calcext:value-type="float">
            <text:p>4.32</text:p>
          </table:table-cell>
          <table:table-cell table:number-columns-repeated="4"/>
          <table:table-cell table:style-name="ce104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table:style-name="ce94" table:formula="of:=AVERAGE([$Foglio1.F3];[$Foglio1.F7];[$Foglio1.F11];[$Foglio1.F15];[$Foglio1.F19];[$Foglio1.F23];[$Foglio1.F27];[$Foglio1.F31])" office:value-type="float" office:value="290.7625" calcext:value-type="float">
            <text:p>290.76</text:p>
          </table:table-cell>
          <table:table-cell table:style-name="ce96" table:formula="of:=AVERAGE([$Foglio1.F4];[$Foglio1.F8];[$Foglio1.F12];[$Foglio1.F16];[$Foglio1.F20];[$Foglio1.F24];[$Foglio1.F28];[$Foglio1.F32])" office:value-type="float" office:value="1448.7" calcext:value-type="float">
            <text:p>1,448.70</text:p>
          </table:table-cell>
          <table:table-cell table:style-name="ce96" table:formula="of:=AVERAGE([$Foglio1.F5];[$Foglio1.F9];[$Foglio1.F13];[$Foglio1.F17];[$Foglio1.F21];[$Foglio1.F25];[$Foglio1.F29];[$Foglio1.F33])" office:value-type="float" office:value="3893" calcext:value-type="float">
            <text:p>3,893.00</text:p>
          </table:table-cell>
          <table:table-cell table:style-name="ce96" table:formula="of:=AVERAGE([$Foglio1.F6];[$Foglio1.F10];[$Foglio1.F14];[$Foglio1.F18];[$Foglio1.F22];[$Foglio1.F26];[$Foglio1.F30];[$Foglio1.F34])" office:value-type="float" office:value="8070.3625" calcext:value-type="float">
            <text:p>8,070.36</text:p>
          </table:table-cell>
          <table:table-cell table:formula="of:=['file:///E:/ArtumRepos/Uni/Tesi/BinPackingThesis/tests/results/elaborated/literature_bins.ods'#$AvgGap.D39]" office:value-type="float" office:value="4.30588981865914" calcext:value-type="float">
            <text:p>4.31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table:style-name="ce94" table:formula="of:=AVERAGE([$Foglio1.G3];[$Foglio1.G7];[$Foglio1.G11];[$Foglio1.G15];[$Foglio1.G19];[$Foglio1.G23];[$Foglio1.G27];[$Foglio1.G31])" office:value-type="float" office:value="720.65" calcext:value-type="float">
            <text:p>720.65</text:p>
          </table:table-cell>
          <table:table-cell table:style-name="ce96" table:formula="of:=AVERAGE([$Foglio1.G4];[$Foglio1.G8];[$Foglio1.G12];[$Foglio1.G16];[$Foglio1.G20];[$Foglio1.G24];[$Foglio1.G28];[$Foglio1.G32])" office:value-type="float" office:value="3633.775" calcext:value-type="float">
            <text:p>3,633.78</text:p>
          </table:table-cell>
          <table:table-cell table:style-name="ce96" table:formula="of:=AVERAGE([$Foglio1.G5];[$Foglio1.G9];[$Foglio1.G13];[$Foglio1.G17];[$Foglio1.G21];[$Foglio1.G25];[$Foglio1.G29];[$Foglio1.G33])" office:value-type="float" office:value="9722.075" calcext:value-type="float">
            <text:p>9,722.08</text:p>
          </table:table-cell>
          <table:table-cell table:style-name="ce96" table:formula="of:=AVERAGE([$Foglio1.G6];[$Foglio1.G10];[$Foglio1.G14];[$Foglio1.G18];[$Foglio1.G22];[$Foglio1.G26];[$Foglio1.G30];[$Foglio1.G34])" office:value-type="float" office:value="20473.5" calcext:value-type="float">
            <text:p>20,473.50</text:p>
          </table:table-cell>
          <table:table-cell table:formula="of:=['file:///E:/ArtumRepos/Uni/Tesi/BinPackingThesis/tests/results/elaborated/literature_bins.ods'#$AvgGap.E39]" office:value-type="float" office:value="4.01899316786824" calcext:value-type="float">
            <text:p>4.02</text:p>
          </table:table-cell>
          <table:table-cell table:number-columns-repeated="57"/>
        </table:table-row>
        <table:table-row table:style-name="ro1">
          <table:table-cell table:style-name="ce88" office:value-type="string" calcext:value-type="string">
            <text:p>Single Placement</text:p>
          </table:table-cell>
          <table:table-cell table:style-name="ce9" office:value-type="string" calcext:value-type="string">
            <text:p>k=1</text:p>
          </table:table-cell>
          <table:table-cell table:style-name="ce93" table:formula="of:=AVERAGE([$Foglio1.H3];[$Foglio1.H7];[$Foglio1.H11];[$Foglio1.H15];[$Foglio1.H19];[$Foglio1.H23];[$Foglio1.H27];[$Foglio1.H31])" office:value-type="float" office:value="41.7" calcext:value-type="float">
            <text:p>41.70</text:p>
          </table:table-cell>
          <table:table-cell table:style-name="ce93" table:formula="of:=AVERAGE([$Foglio1.H4];[$Foglio1.H8];[$Foglio1.H12];[$Foglio1.H16];[$Foglio1.H20];[$Foglio1.H24];[$Foglio1.H28];[$Foglio1.H32])" office:value-type="float" office:value="184.8875" calcext:value-type="float">
            <text:p>184.89</text:p>
          </table:table-cell>
          <table:table-cell table:style-name="ce93" table:formula="of:=AVERAGE([$Foglio1.H5];[$Foglio1.H9];[$Foglio1.H13];[$Foglio1.H17];[$Foglio1.H21];[$Foglio1.H25];[$Foglio1.H29];[$Foglio1.H33])" office:value-type="float" office:value="509.7625" calcext:value-type="float">
            <text:p>509.76</text:p>
          </table:table-cell>
          <table:table-cell table:style-name="ce93" table:formula="of:=AVERAGE([$Foglio1.H6];[$Foglio1.H10];[$Foglio1.H14];[$Foglio1.H18];[$Foglio1.H22];[$Foglio1.H26];[$Foglio1.H30];[$Foglio1.H34])" office:value-type="float" office:value="1082.5125" calcext:value-type="float">
            <text:p>1,082.51</text:p>
          </table:table-cell>
          <table:table-cell table:style-name="ce99" table:formula="of:=['file:///E:/ArtumRepos/Uni/Tesi/BinPackingThesis/tests/results/elaborated/literature_bins.ods'#$AvgGap.F39]" office:value-type="float" office:value="4.39462192154161" calcext:value-type="float">
            <text:p>4.39</text:p>
          </table:table-cell>
          <table:table-cell table:style-name="ce41" table:number-columns-repeated="5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table:style-name="ce94" table:formula="of:=AVERAGE([$Foglio1.I3];[$Foglio1.I7];[$Foglio1.I11];[$Foglio1.I15];[$Foglio1.I19];[$Foglio1.I23];[$Foglio1.I27];[$Foglio1.I31])" office:value-type="float" office:value="122.4625" calcext:value-type="float">
            <text:p>122.46</text:p>
          </table:table-cell>
          <table:table-cell table:style-name="ce96" table:formula="of:=AVERAGE([$Foglio1.I4];[$Foglio1.I8];[$Foglio1.I12];[$Foglio1.I16];[$Foglio1.I20];[$Foglio1.I24];[$Foglio1.I28];[$Foglio1.I32])" office:value-type="float" office:value="735.525" calcext:value-type="float">
            <text:p>735.53</text:p>
          </table:table-cell>
          <table:table-cell table:style-name="ce96" table:formula="of:=AVERAGE([$Foglio1.I5];[$Foglio1.I9];[$Foglio1.I13];[$Foglio1.I17];[$Foglio1.I21];[$Foglio1.I25];[$Foglio1.I29];[$Foglio1.I33])" office:value-type="float" office:value="2192.0875" calcext:value-type="float">
            <text:p>2,192.09</text:p>
          </table:table-cell>
          <table:table-cell table:style-name="ce96" table:formula="of:=AVERAGE([$Foglio1.I6];[$Foglio1.I10];[$Foglio1.I14];[$Foglio1.I18];[$Foglio1.I22];[$Foglio1.I26];[$Foglio1.I30];[$Foglio1.I34])" office:value-type="float" office:value="4785.825" calcext:value-type="float">
            <text:p>4,785.83</text:p>
          </table:table-cell>
          <table:table-cell table:formula="of:=['file:///E:/ArtumRepos/Uni/Tesi/BinPackingThesis/tests/results/elaborated/literature_bins.ods'#$AvgGap.G39]" office:value-type="float" office:value="4.0080829467576" calcext:value-type="float">
            <text:p>4.01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table:style-name="ce94" table:formula="of:=AVERAGE([$Foglio1.J3];[$Foglio1.J7];[$Foglio1.J11];[$Foglio1.J15];[$Foglio1.J19];[$Foglio1.J23];[$Foglio1.J27];[$Foglio1.J31])" office:value-type="float" office:value="232.8375" calcext:value-type="float">
            <text:p>232.84</text:p>
          </table:table-cell>
          <table:table-cell table:style-name="ce96" table:formula="of:=AVERAGE([$Foglio1.J4];[$Foglio1.J8];[$Foglio1.J12];[$Foglio1.J16];[$Foglio1.J20];[$Foglio1.J24];[$Foglio1.J28];[$Foglio1.J32])" office:value-type="float" office:value="1434.625" calcext:value-type="float">
            <text:p>1,434.63</text:p>
          </table:table-cell>
          <table:table-cell table:style-name="ce96" table:formula="of:=AVERAGE([$Foglio1.J5];[$Foglio1.J9];[$Foglio1.J13];[$Foglio1.J17];[$Foglio1.J21];[$Foglio1.J25];[$Foglio1.J29];[$Foglio1.J33])" office:value-type="float" office:value="4187.875" calcext:value-type="float">
            <text:p>4,187.88</text:p>
          </table:table-cell>
          <table:table-cell table:style-name="ce96" table:formula="of:=AVERAGE([$Foglio1.J6];[$Foglio1.J10];[$Foglio1.J14];[$Foglio1.J18];[$Foglio1.J22];[$Foglio1.J26];[$Foglio1.J30];[$Foglio1.J34])" office:value-type="float" office:value="9391.8" calcext:value-type="float">
            <text:p>9,391.80</text:p>
          </table:table-cell>
          <table:table-cell table:formula="of:=['file:///E:/ArtumRepos/Uni/Tesi/BinPackingThesis/tests/results/elaborated/literature_bins.ods'#$AvgGap.H39]" office:value-type="float" office:value="3.81758129020051" calcext:value-type="float">
            <text:p>3.82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table:style-name="ce94" table:formula="of:=AVERAGE([$Foglio1.K3];[$Foglio1.K7];[$Foglio1.K11];[$Foglio1.K15];[$Foglio1.K19];[$Foglio1.K23];[$Foglio1.K27];[$Foglio1.K31])" office:value-type="float" office:value="469.375" calcext:value-type="float">
            <text:p>469.38</text:p>
          </table:table-cell>
          <table:table-cell table:style-name="ce96" table:formula="of:=AVERAGE([$Foglio1.K4];[$Foglio1.K8];[$Foglio1.K12];[$Foglio1.K16];[$Foglio1.K20];[$Foglio1.K24];[$Foglio1.K28];[$Foglio1.K32])" office:value-type="float" office:value="2810.975" calcext:value-type="float">
            <text:p>2,810.98</text:p>
          </table:table-cell>
          <table:table-cell table:style-name="ce96" table:formula="of:=AVERAGE([$Foglio1.K5];[$Foglio1.K9];[$Foglio1.K13];[$Foglio1.K17];[$Foglio1.K21];[$Foglio1.K25];[$Foglio1.K29];[$Foglio1.K33])" office:value-type="float" office:value="8475.4375" calcext:value-type="float">
            <text:p>8,475.44</text:p>
          </table:table-cell>
          <table:table-cell table:style-name="ce96" table:formula="of:=AVERAGE([$Foglio1.K6];[$Foglio1.K10];[$Foglio1.K14];[$Foglio1.K18];[$Foglio1.K22];[$Foglio1.K26];[$Foglio1.K30];[$Foglio1.K34])" office:value-type="float" office:value="18932.7625" calcext:value-type="float">
            <text:p>18,932.76</text:p>
          </table:table-cell>
          <table:table-cell table:formula="of:=['file:///E:/ArtumRepos/Uni/Tesi/BinPackingThesis/tests/results/elaborated/literature_bins.ods'#$AvgGap.I39]" office:value-type="float" office:value="3.79796891111855" calcext:value-type="float">
            <text:p>3.8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table:style-name="ce94" table:formula="of:=AVERAGE([$Foglio1.L3];[$Foglio1.L7];[$Foglio1.L11];[$Foglio1.L15];[$Foglio1.L19];[$Foglio1.L23];[$Foglio1.L27];[$Foglio1.L31])" office:value-type="float" office:value="1145.35" calcext:value-type="float">
            <text:p>1,145.35</text:p>
          </table:table-cell>
          <table:table-cell table:style-name="ce96" table:formula="of:=AVERAGE([$Foglio1.L4];[$Foglio1.L8];[$Foglio1.L12];[$Foglio1.L16];[$Foglio1.L20];[$Foglio1.L24];[$Foglio1.L28];[$Foglio1.L32])" office:value-type="float" office:value="6743.875" calcext:value-type="float">
            <text:p>6,743.88</text:p>
          </table:table-cell>
          <table:table-cell table:style-name="ce96" table:formula="of:=AVERAGE([$Foglio1.L5];[$Foglio1.L9];[$Foglio1.L13];[$Foglio1.L17];[$Foglio1.L21];[$Foglio1.L25];[$Foglio1.L29];[$Foglio1.L33])" office:value-type="float" office:value="21030.2375" calcext:value-type="float">
            <text:p>21,030.24</text:p>
          </table:table-cell>
          <table:table-cell table:style-name="ce96" table:formula="of:=AVERAGE([$Foglio1.L6];[$Foglio1.L10];[$Foglio1.L14];[$Foglio1.L18];[$Foglio1.L22];[$Foglio1.L26];[$Foglio1.L30];[$Foglio1.L34])" office:value-type="float" office:value="45777.675" calcext:value-type="float">
            <text:p>45,777.68</text:p>
          </table:table-cell>
          <table:table-cell table:formula="of:=['file:///E:/ArtumRepos/Uni/Tesi/BinPackingThesis/tests/results/elaborated/literature_bins.ods'#$AvgGap.J39]" office:value-type="float" office:value="3.40057838513425" calcext:value-type="float">
            <text:p>3.40</text:p>
          </table:table-cell>
          <table:table-cell table:number-columns-repeated="57"/>
        </table:table-row>
        <table:table-row table:style-name="ro1">
          <table:table-cell table:style-name="ce89" office:value-type="string" calcext:value-type="string" table:number-columns-spanned="2" table:number-rows-spanned="1">
            <text:p>BRKGA-VD</text:p>
          </table:table-cell>
          <table:covered-table-cell table:style-name="ce92"/>
          <table:table-cell table:style-name="ce95" table:formula="of:=AVERAGE([$Foglio1.M3];[$Foglio1.M7];[$Foglio1.M11];[$Foglio1.M15];[$Foglio1.M19];[$Foglio1.M23];[$Foglio1.M27];[$Foglio1.M31])" office:value-type="float" office:value="1845.57572319909" calcext:value-type="float">
            <text:p>1,845.58</text:p>
          </table:table-cell>
          <table:table-cell table:style-name="ce95" table:formula="of:=AVERAGE([$Foglio1.M4];[$Foglio1.M8];[$Foglio1.M12];[$Foglio1.M16];[$Foglio1.M20];[$Foglio1.M24];[$Foglio1.M28];[$Foglio1.M32])" office:value-type="float" office:value="8689.0243902439" calcext:value-type="float">
            <text:p>8,689.02</text:p>
          </table:table-cell>
          <table:table-cell table:style-name="ce95" table:formula="of:=AVERAGE([$Foglio1.M5];[$Foglio1.M9];[$Foglio1.M13];[$Foglio1.M17];[$Foglio1.M21];[$Foglio1.M25];[$Foglio1.M29];[$Foglio1.M33])" office:value-type="float" office:value="20530.3460011344" calcext:value-type="float">
            <text:p>20,530.35</text:p>
          </table:table-cell>
          <table:table-cell table:style-name="ce95" table:formula="of:=AVERAGE([$Foglio1.M6];[$Foglio1.M10];[$Foglio1.M14];[$Foglio1.M18];[$Foglio1.M22];[$Foglio1.M26];[$Foglio1.M30];[$Foglio1.M34])" office:value-type="float" office:value="39848.2699943279" calcext:value-type="float">
            <text:p>39,848.27</text:p>
          </table:table-cell>
          <table:table-cell table:style-name="ce120" office:value-type="float" office:value="0" calcext:value-type="float">
            <text:p>0.00</text:p>
          </table:table-cell>
          <table:table-cell table:style-name="ce103" table:number-columns-repeated="57"/>
        </table:table-row>
        <table:table-row table:style-name="ro1">
          <table:table-cell table:style-name="ce41"/>
          <table:table-cell table:style-name="ce9"/>
          <table:table-cell table:style-name="ce41" table:number-columns-repeated="3"/>
          <table:table-cell table:style-name="ce9"/>
          <table:table-cell table:style-name="ce99"/>
          <table:table-cell table:style-name="ce41" table:number-columns-repeated="57"/>
        </table:table-row>
        <table:table-row table:style-name="ro1" table:number-rows-repeated="8">
          <table:table-cell table:number-columns-repeated="64"/>
        </table:table-row>
        <table:table-row table:style-name="ro1">
          <table:table-cell table:style-name="ce97" office:value-type="string" calcext:value-type="string" table:number-columns-spanned="2" table:number-rows-spanned="1">
            <text:p>Heuristic</text:p>
          </table:table-cell>
          <table:covered-table-cell table:style-name="ce9"/>
          <table:table-cell table:style-name="ce97" office:value-type="string" calcext:value-type="string" table:number-columns-spanned="4" table:number-rows-spanned="1">
            <text:p>Average Execution Time (s)</text:p>
          </table:table-cell>
          <table:covered-table-cell table:number-columns-repeated="2" table:style-name="ce3"/>
          <table:covered-table-cell table:style-name="ce7"/>
          <table:table-cell table:style-name="ce121" office:value-type="string" calcext:value-type="string">
            <text:p>Average Bin Gap %</text:p>
          </table:table-cell>
          <table:table-cell table:style-name="ce41" table:number-columns-repeated="57"/>
        </table:table-row>
        <table:table-row table:style-name="ro1">
          <table:table-cell table:style-name="ce5"/>
          <table:table-cell table:style-name="ce6"/>
          <table:table-cell table:style-name="ce5" office:value-type="string" calcext:value-type="string">
            <text:p>n=50</text:p>
          </table:table-cell>
          <table:table-cell table:style-name="ce5" office:value-type="string" calcext:value-type="string">
            <text:p>n=100</text:p>
          </table:table-cell>
          <table:table-cell table:style-name="ce5" office:value-type="string" calcext:value-type="string">
            <text:p>n=150</text:p>
          </table:table-cell>
          <table:table-cell table:style-name="ce6" office:value-type="string" calcext:value-type="string">
            <text:p>n=200</text:p>
          </table:table-cell>
          <table:table-cell table:number-columns-repeated="58"/>
        </table:table-row>
        <table:table-row table:style-name="ro1">
          <table:table-cell table:style-name="ce88" office:value-type="string" calcext:value-type="string">
            <text:p>Order by Hash</text:p>
          </table:table-cell>
          <table:table-cell table:style-name="ce9" office:value-type="string" calcext:value-type="string">
            <text:p>k=1</text:p>
          </table:table-cell>
          <table:table-cell table:style-name="ce93" table:formula="of:=[.C3]/1000" office:value-type="float" office:value="0.0462625" calcext:value-type="float">
            <text:p>0.05</text:p>
          </table:table-cell>
          <table:table-cell table:style-name="ce93" table:formula="of:=[.D3]/1000" office:value-type="float" office:value="0.1112" calcext:value-type="float">
            <text:p>0.11</text:p>
          </table:table-cell>
          <table:table-cell table:style-name="ce93" table:formula="of:=[.E3]/1000" office:value-type="float" office:value="0.2810625" calcext:value-type="float">
            <text:p>0.28</text:p>
          </table:table-cell>
          <table:table-cell table:style-name="ce93" table:formula="of:=[.F3]/1000" office:value-type="float" office:value="0.5540625" calcext:value-type="float">
            <text:p>0.55</text:p>
          </table:table-cell>
          <table:table-cell table:style-name="ce99" table:formula="of:=['file:///E:/ArtumRepos/Uni/Tesi/BinPackingThesis/tests/results/elaborated/literature_bins.ods'#$AvgGap.A39]" office:value-type="float" office:value="4.62011499924468" calcext:value-type="float">
            <text:p>4.62</text:p>
          </table:table-cell>
          <table:table-cell table:style-name="ce41" table:number-columns-repeated="5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table:style-name="ce96" table:formula="of:=[.C4]/1000" office:value-type="float" office:value="0.0801625" calcext:value-type="float">
            <text:p>0.08</text:p>
          </table:table-cell>
          <table:table-cell table:style-name="ce96" table:formula="of:=[.D4]/1000" office:value-type="float" office:value="0.392525" calcext:value-type="float">
            <text:p>0.39</text:p>
          </table:table-cell>
          <table:table-cell table:style-name="ce96" table:formula="of:=[.E4]/1000" office:value-type="float" office:value="1.0225375" calcext:value-type="float">
            <text:p>1.02</text:p>
          </table:table-cell>
          <table:table-cell table:style-name="ce96" table:formula="of:=[.F4]/1000" office:value-type="float" office:value="2.1562125" calcext:value-type="float">
            <text:p>2.16</text:p>
          </table:table-cell>
          <table:table-cell table:formula="of:=['file:///E:/ArtumRepos/Uni/Tesi/BinPackingThesis/tests/results/elaborated/literature_bins.ods'#$AvgGap.B39]" office:value-type="float" office:value="4.61440407589925" calcext:value-type="float">
            <text:p>4.61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table:style-name="ce96" table:formula="of:=[.C5]/1000" office:value-type="float" office:value="0.151425" calcext:value-type="float">
            <text:p>0.15</text:p>
          </table:table-cell>
          <table:table-cell table:style-name="ce96" table:formula="of:=[.D5]/1000" office:value-type="float" office:value="0.741375" calcext:value-type="float">
            <text:p>0.74</text:p>
          </table:table-cell>
          <table:table-cell table:style-name="ce96" table:formula="of:=[.E5]/1000" office:value-type="float" office:value="1.9821875" calcext:value-type="float">
            <text:p>1.98</text:p>
          </table:table-cell>
          <table:table-cell table:style-name="ce96" table:formula="of:=[.F5]/1000" office:value-type="float" office:value="4.11885" calcext:value-type="float">
            <text:p>4.12</text:p>
          </table:table-cell>
          <table:table-cell table:formula="of:=['file:///E:/ArtumRepos/Uni/Tesi/BinPackingThesis/tests/results/elaborated/literature_bins.ods'#$AvgGap.C39]" office:value-type="float" office:value="4.3153135219714" calcext:value-type="float">
            <text:p>4.32</text:p>
          </table:table-cell>
          <table:table-cell table:number-columns-repeated="57"/>
        </table:table-row>
        <table:table-row table:style-name="ro1">
          <table:table-cell table:style-name="ce109"/>
          <table:table-cell table:style-name="ce111" office:value-type="string" calcext:value-type="string">
            <text:p>k=20</text:p>
          </table:table-cell>
          <table:table-cell table:style-name="ce116" table:formula="of:=[.C6]/1000" office:value-type="float" office:value="0.2907625" calcext:value-type="float">
            <text:p>0.29</text:p>
          </table:table-cell>
          <table:table-cell table:style-name="ce116" table:formula="of:=[.D6]/1000" office:value-type="float" office:value="1.4487" calcext:value-type="float">
            <text:p>1.45</text:p>
          </table:table-cell>
          <table:table-cell table:style-name="ce116" table:formula="of:=[.E6]/1000" office:value-type="float" office:value="3.893" calcext:value-type="float">
            <text:p>3.89</text:p>
          </table:table-cell>
          <table:table-cell table:style-name="ce116" table:formula="of:=[.F6]/1000" office:value-type="float" office:value="8.0703625" calcext:value-type="float">
            <text:p>8.07</text:p>
          </table:table-cell>
          <table:table-cell table:style-name="ce117" table:formula="of:=['file:///E:/ArtumRepos/Uni/Tesi/BinPackingThesis/tests/results/elaborated/literature_bins.ods'#$AvgGap.D39]" office:value-type="float" office:value="4.30588981865914" calcext:value-type="float">
            <text:p>4.31</text:p>
          </table:table-cell>
          <table:table-cell table:style-name="ce109" table:number-columns-repeated="5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table:style-name="ce96" table:formula="of:=[.C7]/1000" office:value-type="float" office:value="0.72065" calcext:value-type="float">
            <text:p>0.72</text:p>
          </table:table-cell>
          <table:table-cell table:style-name="ce96" table:formula="of:=[.D7]/1000" office:value-type="float" office:value="3.633775" calcext:value-type="float">
            <text:p>3.63</text:p>
          </table:table-cell>
          <table:table-cell table:style-name="ce96" table:formula="of:=[.E7]/1000" office:value-type="float" office:value="9.722075" calcext:value-type="float">
            <text:p>9.72</text:p>
          </table:table-cell>
          <table:table-cell table:style-name="ce96" table:formula="of:=[.F7]/1000" office:value-type="float" office:value="20.4735" calcext:value-type="float">
            <text:p>20.47</text:p>
          </table:table-cell>
          <table:table-cell table:formula="of:=['file:///E:/ArtumRepos/Uni/Tesi/BinPackingThesis/tests/results/elaborated/literature_bins.ods'#$AvgGap.E39]" office:value-type="float" office:value="4.01899316786824" calcext:value-type="float">
            <text:p>4.02</text:p>
          </table:table-cell>
          <table:table-cell table:number-columns-repeated="57"/>
        </table:table-row>
        <table:table-row table:style-name="ro1">
          <table:table-cell table:style-name="ce88" office:value-type="string" calcext:value-type="string">
            <text:p>Single Placement</text:p>
          </table:table-cell>
          <table:table-cell table:style-name="ce9" office:value-type="string" calcext:value-type="string">
            <text:p>k=1</text:p>
          </table:table-cell>
          <table:table-cell table:style-name="ce93" table:formula="of:=[.C8]/1000" office:value-type="float" office:value="0.0417" calcext:value-type="float">
            <text:p>0.04</text:p>
          </table:table-cell>
          <table:table-cell table:style-name="ce93" table:formula="of:=[.D8]/1000" office:value-type="float" office:value="0.1848875" calcext:value-type="float">
            <text:p>0.18</text:p>
          </table:table-cell>
          <table:table-cell table:style-name="ce93" table:formula="of:=[.E8]/1000" office:value-type="float" office:value="0.5097625" calcext:value-type="float">
            <text:p>0.51</text:p>
          </table:table-cell>
          <table:table-cell table:style-name="ce93" table:formula="of:=[.F8]/1000" office:value-type="float" office:value="1.0825125" calcext:value-type="float">
            <text:p>1.08</text:p>
          </table:table-cell>
          <table:table-cell table:style-name="ce99" table:formula="of:=['file:///E:/ArtumRepos/Uni/Tesi/BinPackingThesis/tests/results/elaborated/literature_bins.ods'#$AvgGap.F39]" office:value-type="float" office:value="4.39462192154161" calcext:value-type="float">
            <text:p>4.39</text:p>
          </table:table-cell>
          <table:table-cell table:style-name="ce41" table:number-columns-repeated="5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table:style-name="ce96" table:formula="of:=[.C9]/1000" office:value-type="float" office:value="0.1224625" calcext:value-type="float">
            <text:p>0.12</text:p>
          </table:table-cell>
          <table:table-cell table:style-name="ce96" table:formula="of:=[.D9]/1000" office:value-type="float" office:value="0.735525" calcext:value-type="float">
            <text:p>0.74</text:p>
          </table:table-cell>
          <table:table-cell table:style-name="ce96" table:formula="of:=[.E9]/1000" office:value-type="float" office:value="2.1920875" calcext:value-type="float">
            <text:p>2.19</text:p>
          </table:table-cell>
          <table:table-cell table:style-name="ce96" table:formula="of:=[.F9]/1000" office:value-type="float" office:value="4.785825" calcext:value-type="float">
            <text:p>4.79</text:p>
          </table:table-cell>
          <table:table-cell table:formula="of:=['file:///E:/ArtumRepos/Uni/Tesi/BinPackingThesis/tests/results/elaborated/literature_bins.ods'#$AvgGap.G39]" office:value-type="float" office:value="4.0080829467576" calcext:value-type="float">
            <text:p>4.01</text:p>
          </table:table-cell>
          <table:table-cell table:number-columns-repeated="57"/>
        </table:table-row>
        <table:table-row table:style-name="ro1">
          <table:table-cell/>
          <table:table-cell table:style-name="ce111" office:value-type="string" calcext:value-type="string">
            <text:p>k=10</text:p>
          </table:table-cell>
          <table:table-cell table:style-name="ce116" table:formula="of:=[.C10]/1000" office:value-type="float" office:value="0.2328375" calcext:value-type="float">
            <text:p>0.23</text:p>
          </table:table-cell>
          <table:table-cell table:style-name="ce116" table:formula="of:=[.D10]/1000" office:value-type="float" office:value="1.434625" calcext:value-type="float">
            <text:p>1.43</text:p>
          </table:table-cell>
          <table:table-cell table:style-name="ce116" table:formula="of:=[.E10]/1000" office:value-type="float" office:value="4.187875" calcext:value-type="float">
            <text:p>4.19</text:p>
          </table:table-cell>
          <table:table-cell table:style-name="ce116" table:formula="of:=[.F10]/1000" office:value-type="float" office:value="9.3918" calcext:value-type="float">
            <text:p>9.39</text:p>
          </table:table-cell>
          <table:table-cell table:style-name="ce117" table:formula="of:=['file:///E:/ArtumRepos/Uni/Tesi/BinPackingThesis/tests/results/elaborated/literature_bins.ods'#$AvgGap.H39]" office:value-type="float" office:value="3.81758129020051" calcext:value-type="float">
            <text:p>3.82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table:style-name="ce96" table:formula="of:=[.C11]/1000" office:value-type="float" office:value="0.469375" calcext:value-type="float">
            <text:p>0.47</text:p>
          </table:table-cell>
          <table:table-cell table:style-name="ce96" table:formula="of:=[.D11]/1000" office:value-type="float" office:value="2.810975" calcext:value-type="float">
            <text:p>2.81</text:p>
          </table:table-cell>
          <table:table-cell table:style-name="ce96" table:formula="of:=[.E11]/1000" office:value-type="float" office:value="8.4754375" calcext:value-type="float">
            <text:p>8.48</text:p>
          </table:table-cell>
          <table:table-cell table:style-name="ce96" table:formula="of:=[.F11]/1000" office:value-type="float" office:value="18.9327625" calcext:value-type="float">
            <text:p>18.93</text:p>
          </table:table-cell>
          <table:table-cell table:formula="of:=['file:///E:/ArtumRepos/Uni/Tesi/BinPackingThesis/tests/results/elaborated/literature_bins.ods'#$AvgGap.I39]" office:value-type="float" office:value="3.79796891111855" calcext:value-type="float">
            <text:p>3.8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table:style-name="ce96" table:formula="of:=[.C12]/1000" office:value-type="float" office:value="1.14535" calcext:value-type="float">
            <text:p>1.15</text:p>
          </table:table-cell>
          <table:table-cell table:style-name="ce96" table:formula="of:=[.D12]/1000" office:value-type="float" office:value="6.743875" calcext:value-type="float">
            <text:p>6.74</text:p>
          </table:table-cell>
          <table:table-cell table:style-name="ce96" table:formula="of:=[.E12]/1000" office:value-type="float" office:value="21.0302375" calcext:value-type="float">
            <text:p>21.03</text:p>
          </table:table-cell>
          <table:table-cell table:style-name="ce96" table:formula="of:=[.F12]/1000" office:value-type="float" office:value="45.777675" calcext:value-type="float">
            <text:p>45.78</text:p>
          </table:table-cell>
          <table:table-cell table:formula="of:=['file:///E:/ArtumRepos/Uni/Tesi/BinPackingThesis/tests/results/elaborated/literature_bins.ods'#$AvgGap.J39]" office:value-type="float" office:value="3.40057838513425" calcext:value-type="float">
            <text:p>3.40</text:p>
          </table:table-cell>
          <table:table-cell table:number-columns-repeated="57"/>
        </table:table-row>
        <table:table-row table:style-name="ro1">
          <table:table-cell table:style-name="ce89" office:value-type="string" calcext:value-type="string" table:number-columns-spanned="2" table:number-rows-spanned="1">
            <text:p>BRKGA-VD</text:p>
          </table:table-cell>
          <table:covered-table-cell table:style-name="ce92"/>
          <table:table-cell table:style-name="ce95" table:formula="of:=[.C13]/1000" office:value-type="float" office:value="1.84557572319909" calcext:value-type="float">
            <text:p>1.85</text:p>
          </table:table-cell>
          <table:table-cell table:style-name="ce95" table:formula="of:=[.D13]/1000" office:value-type="float" office:value="8.6890243902439" calcext:value-type="float">
            <text:p>8.69</text:p>
          </table:table-cell>
          <table:table-cell table:style-name="ce95" table:formula="of:=[.E13]/1000" office:value-type="float" office:value="20.5303460011344" calcext:value-type="float">
            <text:p>20.53</text:p>
          </table:table-cell>
          <table:table-cell table:style-name="ce95" table:formula="of:=[.F13]/1000" office:value-type="float" office:value="39.8482699943279" calcext:value-type="float">
            <text:p>39.85</text:p>
          </table:table-cell>
          <table:table-cell table:style-name="ce120" office:value-type="float" office:value="0" calcext:value-type="float">
            <text:p>0.00</text:p>
          </table:table-cell>
          <table:table-cell table:style-name="ce103" table:number-columns-repeated="57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'file:///E:/ArtumRepos/Uni/Tesi/BinPackingThesis/tests/results/elaborated/literature_bins.ods'#AvgGap" table:print="false" table:style-name="ta_extref">
        <table:table-source xlink:type="simple" xlink:href="../literature_bins.ods" table:table-name="AvgGap" table:filter-name="calc8" table:mode="copy-results-only"/>
        <table:table-column table:number-columns-repeated="10"/>
        <table:table-row table:number-rows-repeated="38">
          <table:table-cell table:number-columns-repeated="10"/>
        </table:table-row>
        <table:table-row>
          <table:table-cell table:style-name="ce1" office:value-type="string">
            <text:p>SUM (1-8)</text:p>
          </table:table-cell>
          <table:table-cell table:style-name="ce1" office:value-type="float" office:value="4.61440407589925">
            <text:p>4.61440407589925</text:p>
          </table:table-cell>
          <table:table-cell table:style-name="ce1" office:value-type="float" office:value="1020.4">
            <text:p>1020.4</text:p>
          </table:table-cell>
          <table:table-cell table:style-name="ce1" office:value-type="float" office:value="1020.1">
            <text:p>1020.1</text:p>
          </table:table-cell>
          <table:table-cell table:style-name="ce1" office:value-type="float" office:value="1018.7">
            <text:p>1018.7</text:p>
          </table:table-cell>
          <table:table-cell table:style-name="ce1" office:value-type="float" office:value="1018.5">
            <text:p>1018.5</text:p>
          </table:table-cell>
          <table:table-cell table:style-name="ce1" office:value-type="float" office:value="1017.1">
            <text:p>1017.1</text:p>
          </table:table-cell>
          <table:table-cell table:style-name="ce1" office:value-type="float" office:value="1019.2">
            <text:p>1019.2</text:p>
          </table:table-cell>
          <table:table-cell table:style-name="ce1" office:value-type="float" office:value="1016.8">
            <text:p>1016.8</text:p>
          </table:table-cell>
          <table:table-cell table:style-name="ce1" office:value-type="float" office:value="1015.9">
            <text:p>1015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enza_20_nome1" style:display-name="Senza nome1" style:family="table-cell" style:parent-style-name="Default">
      <style:text-properties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22:19:27.829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12T14:55:27.819000000</meta:creation-date>
    <dc:date>2022-04-07T22:49:36.995000000</dc:date>
    <meta:editing-duration>PT1H17M7S</meta:editing-duration>
    <meta:editing-cycles>17</meta:editing-cycles>
    <meta:generator>LibreOffice/6.4.4.2$Windows_X86_64 LibreOffice_project/3d775be2011f3886db32dfd395a6a6d1ca2630ff</meta:generator>
    <meta:document-statistic meta:table-count="3" meta:cell-count="705" meta:object-count="0"/>
  </office:meta>
</office:document-meta>
</file>